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Sequencial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Sequencial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Sequencial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Sequencial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Sequencial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Sequencial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Sequencial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Sequencial</text:p>
          </table:table-cell>
          <table:table-cell office:value-type="string" calcext:value-type="string">
            <text:p>1 Thread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office:value-type="string" calcext:value-type="string">
            <text:p>Sequencial</text:p>
          </table:table-cell>
          <table:table-cell office:value-type="string" calcext:value-type="string">
            <text:p><text:s/>1 Thread</text:p>
          </table:table-cell>
          <table:table-cell office:value-type="string" calcext:value-type="string">
            <text:p>2 Threads</text:p>
          </table:table-cell>
          <table:table-cell office:value-type="string" calcext:value-type="string">
            <text:p>4 Threads</text:p>
          </table:table-cell>
          <table:table-cell table:number-columns-repeated="2"/>
          <table:table-cell office:value-type="string" calcext:value-type="string">
            <text:p>QUBITS: 27</text:p>
          </table:table-cell>
          <table:table-cell table:number-columns-repeated="985"/>
        </table:table-row>
        <table:table-row table:style-name="ro1">
          <table:table-cell office:value-type="float" office:value="0.0743355" calcext:value-type="float">
            <text:p>0,0743355</text:p>
          </table:table-cell>
          <table:table-cell office:value-type="float" office:value="0.078769" calcext:value-type="float">
            <text:p>0,078769</text:p>
          </table:table-cell>
          <table:table-cell office:value-type="float" office:value="0.0713647" calcext:value-type="float">
            <text:p>0,0713647</text:p>
          </table:table-cell>
          <table:table-cell office:value-type="float" office:value="0.0599079" calcext:value-type="float">
            <text:p>0,0599079</text:p>
          </table:table-cell>
          <table:table-cell office:value-type="float" office:value="0.14389" calcext:value-type="float">
            <text:p>0,14389</text:p>
          </table:table-cell>
          <table:table-cell office:value-type="float" office:value="0.153477" calcext:value-type="float">
            <text:p>0,153477</text:p>
          </table:table-cell>
          <table:table-cell office:value-type="float" office:value="0.130536" calcext:value-type="float">
            <text:p>0,130536</text:p>
          </table:table-cell>
          <table:table-cell office:value-type="float" office:value="0.116603" calcext:value-type="float">
            <text:p>0,116603</text:p>
          </table:table-cell>
          <table:table-cell office:value-type="float" office:value="0.28779" calcext:value-type="float">
            <text:p>0,28779</text:p>
          </table:table-cell>
          <table:table-cell office:value-type="float" office:value="0.307603" calcext:value-type="float">
            <text:p>0,307603</text:p>
          </table:table-cell>
          <table:table-cell office:value-type="float" office:value="0.261324" calcext:value-type="float">
            <text:p>0,261324</text:p>
          </table:table-cell>
          <table:table-cell office:value-type="float" office:value="0.252892" calcext:value-type="float">
            <text:p>0,252892</text:p>
          </table:table-cell>
          <table:table-cell office:value-type="float" office:value="0.576004" calcext:value-type="float">
            <text:p>0,576004</text:p>
          </table:table-cell>
          <table:table-cell office:value-type="float" office:value="0.615804" calcext:value-type="float">
            <text:p>0,615804</text:p>
          </table:table-cell>
          <table:table-cell office:value-type="float" office:value="0.523586" calcext:value-type="float">
            <text:p>0,523586</text:p>
          </table:table-cell>
          <table:table-cell office:value-type="float" office:value="0.504179" calcext:value-type="float">
            <text:p>0,504179</text:p>
          </table:table-cell>
          <table:table-cell office:value-type="float" office:value="1.1502" calcext:value-type="float">
            <text:p>1,1502</text:p>
          </table:table-cell>
          <table:table-cell office:value-type="float" office:value="1.23036" calcext:value-type="float">
            <text:p>1,23036</text:p>
          </table:table-cell>
          <table:table-cell office:value-type="float" office:value="1.04526" calcext:value-type="float">
            <text:p>1,04526</text:p>
          </table:table-cell>
          <table:table-cell office:value-type="float" office:value="1.00137" calcext:value-type="float">
            <text:p>1,00137</text:p>
          </table:table-cell>
          <table:table-cell office:value-type="float" office:value="2.30337" calcext:value-type="float">
            <text:p>2,30337</text:p>
          </table:table-cell>
          <table:table-cell office:value-type="float" office:value="2.46373" calcext:value-type="float">
            <text:p>2,46373</text:p>
          </table:table-cell>
          <table:table-cell office:value-type="float" office:value="2.08585" calcext:value-type="float">
            <text:p>2,08585</text:p>
          </table:table-cell>
          <table:table-cell office:value-type="float" office:value="1.98997" calcext:value-type="float">
            <text:p>1,98997</text:p>
          </table:table-cell>
          <table:table-cell office:value-type="float" office:value="4.60074" calcext:value-type="float">
            <text:p>4,60074</text:p>
          </table:table-cell>
          <table:table-cell office:value-type="float" office:value="4.91678" calcext:value-type="float">
            <text:p>4,91678</text:p>
          </table:table-cell>
          <table:table-cell table:style-name="ce2" office:value-type="float" office:value="4.17915" calcext:value-type="float">
            <text:p>4,17915</text:p>
          </table:table-cell>
          <table:table-cell office:value-type="float" office:value="4.01599" calcext:value-type="float">
            <text:p>4,01599</text:p>
          </table:table-cell>
          <table:table-cell office:value-type="float" office:value="9.18248" calcext:value-type="float">
            <text:p>9,18248</text:p>
          </table:table-cell>
          <table:table-cell office:value-type="float" office:value="9.84456" calcext:value-type="float">
            <text:p>9,84456</text:p>
          </table:table-cell>
          <table:table-cell office:value-type="float" office:value="8.33297" calcext:value-type="float">
            <text:p>8,33297</text:p>
          </table:table-cell>
          <table:table-cell office:value-type="float" office:value="8.00527" calcext:value-type="float">
            <text:p>8,00527</text:p>
          </table:table-cell>
          <table:table-cell office:value-type="float" office:value="18.3852" calcext:value-type="float">
            <text:p>18,3852</text:p>
          </table:table-cell>
          <table:table-cell office:value-type="float" office:value="19.6629" calcext:value-type="float">
            <text:p>19,6629</text:p>
          </table:table-cell>
          <table:table-cell office:value-type="float" office:value="16.7218" calcext:value-type="float">
            <text:p>16,7218</text:p>
          </table:table-cell>
          <table:table-cell office:value-type="float" office:value="15.0329" calcext:value-type="float">
            <text:p>15,0329</text:p>
          </table:table-cell>
          <table:table-cell table:number-columns-repeated="2"/>
          <table:table-cell office:value-type="string" calcext:value-type="string">
            <text:p>0.697711</text:p>
          </table:table-cell>
          <table:table-cell/>
          <table:table-cell office:value-type="string" calcext:value-type="string">
            <text:p>DESV %: 2.38794</text:p>
          </table:table-cell>
          <table:table-cell table:number-columns-repeated="983"/>
        </table:table-row>
        <table:table-row table:style-name="ro1">
          <table:table-cell office:value-type="float" office:value="0.0747711" calcext:value-type="float">
            <text:p>0,0747711</text:p>
          </table:table-cell>
          <table:table-cell office:value-type="float" office:value="0.0795218" calcext:value-type="float">
            <text:p>0,0795218</text:p>
          </table:table-cell>
          <table:table-cell office:value-type="float" office:value="0.0678798" calcext:value-type="float">
            <text:p>0,0678798</text:p>
          </table:table-cell>
          <table:table-cell office:value-type="float" office:value="0.0626264" calcext:value-type="float">
            <text:p>0,0626264</text:p>
          </table:table-cell>
          <table:table-cell office:value-type="float" office:value="0.149991" calcext:value-type="float">
            <text:p>0,149991</text:p>
          </table:table-cell>
          <table:table-cell office:value-type="float" office:value="0.15965" calcext:value-type="float">
            <text:p>0,15965</text:p>
          </table:table-cell>
          <table:table-cell office:value-type="float" office:value="0.136486" calcext:value-type="float">
            <text:p>0,136486</text:p>
          </table:table-cell>
          <table:table-cell office:value-type="float" office:value="0.131779" calcext:value-type="float">
            <text:p>0,131779</text:p>
          </table:table-cell>
          <table:table-cell office:value-type="float" office:value="0.300159" calcext:value-type="float">
            <text:p>0,300159</text:p>
          </table:table-cell>
          <table:table-cell office:value-type="float" office:value="0.319669" calcext:value-type="float">
            <text:p>0,319669</text:p>
          </table:table-cell>
          <table:table-cell office:value-type="float" office:value="0.273417" calcext:value-type="float">
            <text:p>0,273417</text:p>
          </table:table-cell>
          <table:table-cell office:value-type="float" office:value="0.271639" calcext:value-type="float">
            <text:p>0,271639</text:p>
          </table:table-cell>
          <table:table-cell office:value-type="float" office:value="0.603549" calcext:value-type="float">
            <text:p>0,603549</text:p>
          </table:table-cell>
          <table:table-cell office:value-type="float" office:value="0.644952" calcext:value-type="float">
            <text:p>0,644952</text:p>
          </table:table-cell>
          <table:table-cell office:value-type="float" office:value="0.547703" calcext:value-type="float">
            <text:p>0,547703</text:p>
          </table:table-cell>
          <table:table-cell office:value-type="float" office:value="0.540219" calcext:value-type="float">
            <text:p>0,540219</text:p>
          </table:table-cell>
          <table:table-cell office:value-type="float" office:value="1.2" calcext:value-type="float">
            <text:p>1,2</text:p>
          </table:table-cell>
          <table:table-cell office:value-type="float" office:value="1.28151" calcext:value-type="float">
            <text:p>1,28151</text:p>
          </table:table-cell>
          <table:table-cell office:value-type="float" office:value="1.09544" calcext:value-type="float">
            <text:p>1,09544</text:p>
          </table:table-cell>
          <table:table-cell office:value-type="float" office:value="1.0743" calcext:value-type="float">
            <text:p>1,0743</text:p>
          </table:table-cell>
          <table:table-cell office:value-type="float" office:value="2.40017" calcext:value-type="float">
            <text:p>2,40017</text:p>
          </table:table-cell>
          <table:table-cell office:value-type="float" office:value="2.56151" calcext:value-type="float">
            <text:p>2,56151</text:p>
          </table:table-cell>
          <table:table-cell office:value-type="float" office:value="2.18761" calcext:value-type="float">
            <text:p>2,18761</text:p>
          </table:table-cell>
          <table:table-cell office:value-type="float" office:value="2.141" calcext:value-type="float">
            <text:p>2,141</text:p>
          </table:table-cell>
          <table:table-cell office:value-type="float" office:value="4.80035" calcext:value-type="float">
            <text:p>4,80035</text:p>
          </table:table-cell>
          <table:table-cell office:value-type="float" office:value="5.1352" calcext:value-type="float">
            <text:p>5,1352</text:p>
          </table:table-cell>
          <table:table-cell table:style-name="ce2" office:value-type="float" office:value="4.37722" calcext:value-type="float">
            <text:p>4,37722</text:p>
          </table:table-cell>
          <table:table-cell office:value-type="float" office:value="4.277" calcext:value-type="float">
            <text:p>4,277</text:p>
          </table:table-cell>
          <table:table-cell office:value-type="float" office:value="9.56934" calcext:value-type="float">
            <text:p>9,56934</text:p>
          </table:table-cell>
          <table:table-cell office:value-type="float" office:value="10.2362" calcext:value-type="float">
            <text:p>10,2362</text:p>
          </table:table-cell>
          <table:table-cell office:value-type="float" office:value="8.76453" calcext:value-type="float">
            <text:p>8,76453</text:p>
          </table:table-cell>
          <table:table-cell office:value-type="float" office:value="8.54973" calcext:value-type="float">
            <text:p>8,54973</text:p>
          </table:table-cell>
          <table:table-cell office:value-type="float" office:value="19.1717" calcext:value-type="float">
            <text:p>19,1717</text:p>
          </table:table-cell>
          <table:table-cell office:value-type="float" office:value="20.5185" calcext:value-type="float">
            <text:p>20,5185</text:p>
          </table:table-cell>
          <table:table-cell office:value-type="float" office:value="17.5484" calcext:value-type="float">
            <text:p>17,5484</text:p>
          </table:table-cell>
          <table:table-cell office:value-type="float" office:value="16.1068" calcext:value-type="float">
            <text:p>16,1068</text:p>
          </table:table-cell>
          <table:table-cell table:number-columns-repeated="2"/>
          <table:table-cell office:value-type="string" calcext:value-type="string">
            <text:p>0.690656</text:p>
          </table:table-cell>
          <table:table-cell/>
          <table:table-cell office:value-type="string" calcext:value-type="string">
            <text:p>DESV %: 0.500908</text:p>
          </table:table-cell>
          <table:table-cell table:number-columns-repeated="983"/>
        </table:table-row>
        <table:table-row table:style-name="ro1">
          <table:table-cell office:value-type="float" office:value="0.0821163" calcext:value-type="float">
            <text:p>0,0821163</text:p>
          </table:table-cell>
          <table:table-cell office:value-type="float" office:value="0.0868875" calcext:value-type="float">
            <text:p>0,0868875</text:p>
          </table:table-cell>
          <table:table-cell office:value-type="float" office:value="0.0753511" calcext:value-type="float">
            <text:p>0,0753511</text:p>
          </table:table-cell>
          <table:table-cell office:value-type="float" office:value="0.0700351" calcext:value-type="float">
            <text:p>0,0700351</text:p>
          </table:table-cell>
          <table:table-cell office:value-type="float" office:value="0.164802" calcext:value-type="float">
            <text:p>0,164802</text:p>
          </table:table-cell>
          <table:table-cell office:value-type="float" office:value="0.174288" calcext:value-type="float">
            <text:p>0,174288</text:p>
          </table:table-cell>
          <table:table-cell office:value-type="float" office:value="0.150943" calcext:value-type="float">
            <text:p>0,150943</text:p>
          </table:table-cell>
          <table:table-cell office:value-type="float" office:value="0.15342" calcext:value-type="float">
            <text:p>0,15342</text:p>
          </table:table-cell>
          <table:table-cell office:value-type="float" office:value="0.329823" calcext:value-type="float">
            <text:p>0,329823</text:p>
          </table:table-cell>
          <table:table-cell office:value-type="float" office:value="0.348959" calcext:value-type="float">
            <text:p>0,348959</text:p>
          </table:table-cell>
          <table:table-cell office:value-type="float" office:value="0.302653" calcext:value-type="float">
            <text:p>0,302653</text:p>
          </table:table-cell>
          <table:table-cell office:value-type="float" office:value="0.300658" calcext:value-type="float">
            <text:p>0,300658</text:p>
          </table:table-cell>
          <table:table-cell office:value-type="float" office:value="0.659602" calcext:value-type="float">
            <text:p>0,659602</text:p>
          </table:table-cell>
          <table:table-cell office:value-type="float" office:value="0.699525" calcext:value-type="float">
            <text:p>0,699525</text:p>
          </table:table-cell>
          <table:table-cell office:value-type="float" office:value="0.606417" calcext:value-type="float">
            <text:p>0,606417</text:p>
          </table:table-cell>
          <table:table-cell office:value-type="float" office:value="0.599875" calcext:value-type="float">
            <text:p>0,599875</text:p>
          </table:table-cell>
          <table:table-cell office:value-type="float" office:value="1.31843" calcext:value-type="float">
            <text:p>1,31843</text:p>
          </table:table-cell>
          <table:table-cell office:value-type="float" office:value="1.4021" calcext:value-type="float">
            <text:p>1,4021</text:p>
          </table:table-cell>
          <table:table-cell office:value-type="float" office:value="1.21353" calcext:value-type="float">
            <text:p>1,21353</text:p>
          </table:table-cell>
          <table:table-cell office:value-type="float" office:value="1.1907" calcext:value-type="float">
            <text:p>1,1907</text:p>
          </table:table-cell>
          <table:table-cell office:value-type="float" office:value="2.63696" calcext:value-type="float">
            <text:p>2,63696</text:p>
          </table:table-cell>
          <table:table-cell office:value-type="float" office:value="2.79839" calcext:value-type="float">
            <text:p>2,79839</text:p>
          </table:table-cell>
          <table:table-cell office:value-type="float" office:value="2.42117" calcext:value-type="float">
            <text:p>2,42117</text:p>
          </table:table-cell>
          <table:table-cell office:value-type="float" office:value="2.37375" calcext:value-type="float">
            <text:p>2,37375</text:p>
          </table:table-cell>
          <table:table-cell office:value-type="float" office:value="5.28037" calcext:value-type="float">
            <text:p>5,28037</text:p>
          </table:table-cell>
          <table:table-cell office:value-type="float" office:value="5.59803" calcext:value-type="float">
            <text:p>5,59803</text:p>
          </table:table-cell>
          <table:table-cell table:style-name="ce2" office:value-type="float" office:value="4.85408" calcext:value-type="float">
            <text:p>4,85408</text:p>
          </table:table-cell>
          <table:table-cell office:value-type="float" office:value="4.7617" calcext:value-type="float">
            <text:p>4,7617</text:p>
          </table:table-cell>
          <table:table-cell office:value-type="float" office:value="10.5126" calcext:value-type="float">
            <text:p>10,5126</text:p>
          </table:table-cell>
          <table:table-cell office:value-type="float" office:value="11.1975" calcext:value-type="float">
            <text:p>11,1975</text:p>
          </table:table-cell>
          <table:table-cell office:value-type="float" office:value="9.6877" calcext:value-type="float">
            <text:p>9,6877</text:p>
          </table:table-cell>
          <table:table-cell office:value-type="float" office:value="9.4871" calcext:value-type="float">
            <text:p>9,4871</text:p>
          </table:table-cell>
          <table:table-cell office:value-type="float" office:value="21.0521" calcext:value-type="float">
            <text:p>21,0521</text:p>
          </table:table-cell>
          <table:table-cell office:value-type="float" office:value="22.4078" calcext:value-type="float">
            <text:p>22,4078</text:p>
          </table:table-cell>
          <table:table-cell office:value-type="float" office:value="19.4384" calcext:value-type="float">
            <text:p>19,4384</text:p>
          </table:table-cell>
          <table:table-cell office:value-type="float" office:value="18.0152" calcext:value-type="float">
            <text:p>18,0152</text:p>
          </table:table-cell>
          <table:table-cell table:number-columns-repeated="2"/>
          <table:table-cell office:value-type="string" calcext:value-type="string">
            <text:p>0.627132</text:p>
          </table:table-cell>
          <table:table-cell/>
          <table:table-cell office:value-type="string" calcext:value-type="string">
            <text:p>DESV %: 0.387691</text:p>
          </table:table-cell>
          <table:table-cell table:number-columns-repeated="983"/>
        </table:table-row>
        <table:table-row table:style-name="ro1">
          <table:table-cell office:value-type="float" office:value="0.09283" calcext:value-type="float">
            <text:p>0,09283</text:p>
          </table:table-cell>
          <table:table-cell office:value-type="float" office:value="0.097649" calcext:value-type="float">
            <text:p>0,097649</text:p>
          </table:table-cell>
          <table:table-cell office:value-type="float" office:value="0.0862678" calcext:value-type="float">
            <text:p>0,0862678</text:p>
          </table:table-cell>
          <table:table-cell office:value-type="float" office:value="0.0806946" calcext:value-type="float">
            <text:p>0,0806946</text:p>
          </table:table-cell>
          <table:table-cell office:value-type="float" office:value="0.186396" calcext:value-type="float">
            <text:p>0,186396</text:p>
          </table:table-cell>
          <table:table-cell office:value-type="float" office:value="0.195396" calcext:value-type="float">
            <text:p>0,195396</text:p>
          </table:table-cell>
          <table:table-cell office:value-type="float" office:value="0.172275" calcext:value-type="float">
            <text:p>0,172275</text:p>
          </table:table-cell>
          <table:table-cell office:value-type="float" office:value="0.174831" calcext:value-type="float">
            <text:p>0,174831</text:p>
          </table:table-cell>
          <table:table-cell office:value-type="float" office:value="0.372655" calcext:value-type="float">
            <text:p>0,372655</text:p>
          </table:table-cell>
          <table:table-cell office:value-type="float" office:value="0.392549" calcext:value-type="float">
            <text:p>0,392549</text:p>
          </table:table-cell>
          <table:table-cell office:value-type="float" office:value="0.344957" calcext:value-type="float">
            <text:p>0,344957</text:p>
          </table:table-cell>
          <table:table-cell office:value-type="float" office:value="0.343675" calcext:value-type="float">
            <text:p>0,343675</text:p>
          </table:table-cell>
          <table:table-cell office:value-type="float" office:value="0.745359" calcext:value-type="float">
            <text:p>0,745359</text:p>
          </table:table-cell>
          <table:table-cell office:value-type="float" office:value="0.784624" calcext:value-type="float">
            <text:p>0,784624</text:p>
          </table:table-cell>
          <table:table-cell office:value-type="float" office:value="0.691032" calcext:value-type="float">
            <text:p>0,691032</text:p>
          </table:table-cell>
          <table:table-cell office:value-type="float" office:value="0.684334" calcext:value-type="float">
            <text:p>0,684334</text:p>
          </table:table-cell>
          <table:table-cell office:value-type="float" office:value="1.49021" calcext:value-type="float">
            <text:p>1,49021</text:p>
          </table:table-cell>
          <table:table-cell office:value-type="float" office:value="1.57184" calcext:value-type="float">
            <text:p>1,57184</text:p>
          </table:table-cell>
          <table:table-cell office:value-type="float" office:value="1.38206" calcext:value-type="float">
            <text:p>1,38206</text:p>
          </table:table-cell>
          <table:table-cell office:value-type="float" office:value="1.36318" calcext:value-type="float">
            <text:p>1,36318</text:p>
          </table:table-cell>
          <table:table-cell office:value-type="float" office:value="2.98003" calcext:value-type="float">
            <text:p>2,98003</text:p>
          </table:table-cell>
          <table:table-cell office:value-type="float" office:value="3.14301" calcext:value-type="float">
            <text:p>3,14301</text:p>
          </table:table-cell>
          <table:table-cell office:value-type="float" office:value="2.76836" calcext:value-type="float">
            <text:p>2,76836</text:p>
          </table:table-cell>
          <table:table-cell office:value-type="float" office:value="2.71905" calcext:value-type="float">
            <text:p>2,71905</text:p>
          </table:table-cell>
          <table:table-cell office:value-type="float" office:value="5.96535" calcext:value-type="float">
            <text:p>5,96535</text:p>
          </table:table-cell>
          <table:table-cell office:value-type="float" office:value="6.28176" calcext:value-type="float">
            <text:p>6,28176</text:p>
          </table:table-cell>
          <table:table-cell table:style-name="ce2" office:value-type="float" office:value="5.53122" calcext:value-type="float">
            <text:p>5,53122</text:p>
          </table:table-cell>
          <table:table-cell office:value-type="float" office:value="5.44368" calcext:value-type="float">
            <text:p>5,44368</text:p>
          </table:table-cell>
          <table:table-cell office:value-type="float" office:value="11.8848" calcext:value-type="float">
            <text:p>11,8848</text:p>
          </table:table-cell>
          <table:table-cell office:value-type="float" office:value="12.5703" calcext:value-type="float">
            <text:p>12,5703</text:p>
          </table:table-cell>
          <table:table-cell office:value-type="float" office:value="11.0497" calcext:value-type="float">
            <text:p>11,0497</text:p>
          </table:table-cell>
          <table:table-cell office:value-type="float" office:value="10.8622" calcext:value-type="float">
            <text:p>10,8622</text:p>
          </table:table-cell>
          <table:table-cell office:value-type="float" office:value="23.7867" calcext:value-type="float">
            <text:p>23,7867</text:p>
          </table:table-cell>
          <table:table-cell office:value-type="float" office:value="25.1454" calcext:value-type="float">
            <text:p>25,1454</text:p>
          </table:table-cell>
          <table:table-cell office:value-type="float" office:value="22.1316" calcext:value-type="float">
            <text:p>22,1316</text:p>
          </table:table-cell>
          <table:table-cell office:value-type="float" office:value="20.7211" calcext:value-type="float">
            <text:p>20,7211</text:p>
          </table:table-cell>
          <table:table-cell table:number-columns-repeated="2"/>
          <table:table-cell office:value-type="string" calcext:value-type="string">
            <text:p>0.663529</text:p>
          </table:table-cell>
          <table:table-cell/>
          <table:table-cell office:value-type="string" calcext:value-type="string">
            <text:p>DESV %: 0.348199</text:p>
          </table:table-cell>
          <table:table-cell table:number-columns-repeated="983"/>
        </table:table-row>
        <table:table-row table:style-name="ro1">
          <table:table-cell office:value-type="float" office:value="0.105704" calcext:value-type="float">
            <text:p>0,105704</text:p>
          </table:table-cell>
          <table:table-cell office:value-type="float" office:value="0.110598" calcext:value-type="float">
            <text:p>0,110598</text:p>
          </table:table-cell>
          <table:table-cell office:value-type="float" office:value="0.0989463" calcext:value-type="float">
            <text:p>0,0989463</text:p>
          </table:table-cell>
          <table:table-cell office:value-type="float" office:value="0.0935755" calcext:value-type="float">
            <text:p>0,0935755</text:p>
          </table:table-cell>
          <table:table-cell office:value-type="float" office:value="0.212533" calcext:value-type="float">
            <text:p>0,212533</text:p>
          </table:table-cell>
          <table:table-cell office:value-type="float" office:value="0.22122" calcext:value-type="float">
            <text:p>0,22122</text:p>
          </table:table-cell>
          <table:table-cell office:value-type="float" office:value="0.198068" calcext:value-type="float">
            <text:p>0,198068</text:p>
          </table:table-cell>
          <table:table-cell office:value-type="float" office:value="0.201901" calcext:value-type="float">
            <text:p>0,201901</text:p>
          </table:table-cell>
          <table:table-cell office:value-type="float" office:value="0.424535" calcext:value-type="float">
            <text:p>0,424535</text:p>
          </table:table-cell>
          <table:table-cell office:value-type="float" office:value="0.443254" calcext:value-type="float">
            <text:p>0,443254</text:p>
          </table:table-cell>
          <table:table-cell office:value-type="float" office:value="0.396468" calcext:value-type="float">
            <text:p>0,396468</text:p>
          </table:table-cell>
          <table:table-cell office:value-type="float" office:value="0.396727" calcext:value-type="float">
            <text:p>0,396727</text:p>
          </table:table-cell>
          <table:table-cell office:value-type="float" office:value="0.850203" calcext:value-type="float">
            <text:p>0,850203</text:p>
          </table:table-cell>
          <table:table-cell office:value-type="float" office:value="0.887512" calcext:value-type="float">
            <text:p>0,887512</text:p>
          </table:table-cell>
          <table:table-cell office:value-type="float" office:value="0.794001" calcext:value-type="float">
            <text:p>0,794001</text:p>
          </table:table-cell>
          <table:table-cell office:value-type="float" office:value="0.792184" calcext:value-type="float">
            <text:p>0,792184</text:p>
          </table:table-cell>
          <table:table-cell office:value-type="float" office:value="1.69994" calcext:value-type="float">
            <text:p>1,69994</text:p>
          </table:table-cell>
          <table:table-cell office:value-type="float" office:value="1.77621" calcext:value-type="float">
            <text:p>1,77621</text:p>
          </table:table-cell>
          <table:table-cell office:value-type="float" office:value="1.58837" calcext:value-type="float">
            <text:p>1,58837</text:p>
          </table:table-cell>
          <table:table-cell office:value-type="float" office:value="1.57245" calcext:value-type="float">
            <text:p>1,57245</text:p>
          </table:table-cell>
          <table:table-cell office:value-type="float" office:value="3.39516" calcext:value-type="float">
            <text:p>3,39516</text:p>
          </table:table-cell>
          <table:table-cell office:value-type="float" office:value="3.55306" calcext:value-type="float">
            <text:p>3,55306</text:p>
          </table:table-cell>
          <table:table-cell office:value-type="float" office:value="3.17442" calcext:value-type="float">
            <text:p>3,17442</text:p>
          </table:table-cell>
          <table:table-cell office:value-type="float" office:value="3.13804" calcext:value-type="float">
            <text:p>3,13804</text:p>
          </table:table-cell>
          <table:table-cell office:value-type="float" office:value="6.79008" calcext:value-type="float">
            <text:p>6,79008</text:p>
          </table:table-cell>
          <table:table-cell office:value-type="float" office:value="7.11418" calcext:value-type="float">
            <text:p>7,11418</text:p>
          </table:table-cell>
          <table:table-cell office:value-type="float" office:value="6.35743" calcext:value-type="float">
            <text:p>6,35743</text:p>
          </table:table-cell>
          <table:table-cell office:value-type="float" office:value="6.27584" calcext:value-type="float">
            <text:p>6,27584</text:p>
          </table:table-cell>
          <table:table-cell office:value-type="float" office:value="13.539" calcext:value-type="float">
            <text:p>13,539</text:p>
          </table:table-cell>
          <table:table-cell office:value-type="float" office:value="14.2207" calcext:value-type="float">
            <text:p>14,2207</text:p>
          </table:table-cell>
          <table:table-cell office:value-type="float" office:value="12.6983" calcext:value-type="float">
            <text:p>12,6983</text:p>
          </table:table-cell>
          <table:table-cell office:value-type="float" office:value="12.5554" calcext:value-type="float">
            <text:p>12,5554</text:p>
          </table:table-cell>
          <table:table-cell office:value-type="float" office:value="27.0939" calcext:value-type="float">
            <text:p>27,0939</text:p>
          </table:table-cell>
          <table:table-cell office:value-type="float" office:value="28.5118" calcext:value-type="float">
            <text:p>28,5118</text:p>
          </table:table-cell>
          <table:table-cell office:value-type="float" office:value="25.4304" calcext:value-type="float">
            <text:p>25,4304</text:p>
          </table:table-cell>
          <table:table-cell office:value-type="float" office:value="24.0336" calcext:value-type="float">
            <text:p>24,0336</text:p>
          </table:table-cell>
          <table:table-cell table:number-columns-repeated="2"/>
          <table:table-cell office:value-type="string" calcext:value-type="string">
            <text:p>0.827251</text:p>
          </table:table-cell>
          <table:table-cell/>
          <table:table-cell office:value-type="string" calcext:value-type="string">
            <text:p>DESV %: 0.267769</text:p>
          </table:table-cell>
          <table:table-cell table:number-columns-repeated="983"/>
        </table:table-row>
        <table:table-row table:style-name="ro1">
          <table:table-cell office:value-type="float" office:value="0.123962" calcext:value-type="float">
            <text:p>0,123962</text:p>
          </table:table-cell>
          <table:table-cell office:value-type="float" office:value="0.129" calcext:value-type="float">
            <text:p>0,129</text:p>
          </table:table-cell>
          <table:table-cell office:value-type="float" office:value="0.117237" calcext:value-type="float">
            <text:p>0,117237</text:p>
          </table:table-cell>
          <table:table-cell office:value-type="float" office:value="0.112063" calcext:value-type="float">
            <text:p>0,112063</text:p>
          </table:table-cell>
          <table:table-cell office:value-type="float" office:value="0.248432" calcext:value-type="float">
            <text:p>0,248432</text:p>
          </table:table-cell>
          <table:table-cell office:value-type="float" office:value="0.258129" calcext:value-type="float">
            <text:p>0,258129</text:p>
          </table:table-cell>
          <table:table-cell office:value-type="float" office:value="0.23491" calcext:value-type="float">
            <text:p>0,23491</text:p>
          </table:table-cell>
          <table:table-cell office:value-type="float" office:value="0.239053" calcext:value-type="float">
            <text:p>0,239053</text:p>
          </table:table-cell>
          <table:table-cell office:value-type="float" office:value="0.497784" calcext:value-type="float">
            <text:p>0,497784</text:p>
          </table:table-cell>
          <table:table-cell office:value-type="float" office:value="0.516301" calcext:value-type="float">
            <text:p>0,516301</text:p>
          </table:table-cell>
          <table:table-cell office:value-type="float" office:value="0.470004" calcext:value-type="float">
            <text:p>0,470004</text:p>
          </table:table-cell>
          <table:table-cell office:value-type="float" office:value="0.469507" calcext:value-type="float">
            <text:p>0,469507</text:p>
          </table:table-cell>
          <table:table-cell office:value-type="float" office:value="0.996658" calcext:value-type="float">
            <text:p>0,996658</text:p>
          </table:table-cell>
          <table:table-cell office:value-type="float" office:value="1.03489" calcext:value-type="float">
            <text:p>1,03489</text:p>
          </table:table-cell>
          <table:table-cell office:value-type="float" office:value="0.94159" calcext:value-type="float">
            <text:p>0,94159</text:p>
          </table:table-cell>
          <table:table-cell office:value-type="float" office:value="0.936088" calcext:value-type="float">
            <text:p>0,936088</text:p>
          </table:table-cell>
          <table:table-cell office:value-type="float" office:value="1.99469" calcext:value-type="float">
            <text:p>1,99469</text:p>
          </table:table-cell>
          <table:table-cell office:value-type="float" office:value="2.07026" calcext:value-type="float">
            <text:p>2,07026</text:p>
          </table:table-cell>
          <table:table-cell office:value-type="float" office:value="1.88279" calcext:value-type="float">
            <text:p>1,88279</text:p>
          </table:table-cell>
          <table:table-cell office:value-type="float" office:value="1.87186" calcext:value-type="float">
            <text:p>1,87186</text:p>
          </table:table-cell>
          <table:table-cell office:value-type="float" office:value="3.99038" calcext:value-type="float">
            <text:p>3,99038</text:p>
          </table:table-cell>
          <table:table-cell office:value-type="float" office:value="4.14337" calcext:value-type="float">
            <text:p>4,14337</text:p>
          </table:table-cell>
          <table:table-cell office:value-type="float" office:value="3.77221" calcext:value-type="float">
            <text:p>3,77221</text:p>
          </table:table-cell>
          <table:table-cell office:value-type="float" office:value="3.74175" calcext:value-type="float">
            <text:p>3,74175</text:p>
          </table:table-cell>
          <table:table-cell office:value-type="float" office:value="7.97793" calcext:value-type="float">
            <text:p>7,97793</text:p>
          </table:table-cell>
          <table:table-cell office:value-type="float" office:value="8.30295" calcext:value-type="float">
            <text:p>8,30295</text:p>
          </table:table-cell>
          <table:table-cell office:value-type="float" office:value="7.5538" calcext:value-type="float">
            <text:p>7,5538</text:p>
          </table:table-cell>
          <table:table-cell office:value-type="float" office:value="7.47802" calcext:value-type="float">
            <text:p>7,47802</text:p>
          </table:table-cell>
          <table:table-cell office:value-type="float" office:value="15.843" calcext:value-type="float">
            <text:p>15,843</text:p>
          </table:table-cell>
          <table:table-cell office:value-type="float" office:value="16.6064" calcext:value-type="float">
            <text:p>16,6064</text:p>
          </table:table-cell>
          <table:table-cell office:value-type="float" office:value="15.1074" calcext:value-type="float">
            <text:p>15,1074</text:p>
          </table:table-cell>
          <table:table-cell office:value-type="float" office:value="14.9691" calcext:value-type="float">
            <text:p>14,9691</text:p>
          </table:table-cell>
          <table:table-cell office:value-type="float" office:value="31.6999" calcext:value-type="float">
            <text:p>31,6999</text:p>
          </table:table-cell>
          <table:table-cell office:value-type="float" office:value="33.2022" calcext:value-type="float">
            <text:p>33,2022</text:p>
          </table:table-cell>
          <table:table-cell office:value-type="float" office:value="30.2589" calcext:value-type="float">
            <text:p>30,2589</text:p>
          </table:table-cell>
          <table:table-cell office:value-type="float" office:value="28.8641" calcext:value-type="float">
            <text:p>28,8641</text:p>
          </table:table-cell>
          <table:table-cell table:number-columns-repeated="2"/>
          <table:table-cell office:value-type="string" calcext:value-type="string">
            <text:p>1.00177</text:p>
          </table:table-cell>
          <table:table-cell/>
          <table:table-cell office:value-type="string" calcext:value-type="string">
            <text:p>DESV %: 0.153444</text:p>
          </table:table-cell>
          <table:table-cell table:number-columns-repeated="983"/>
        </table:table-row>
        <table:table-row table:style-name="ro1">
          <table:table-cell office:value-type="float" office:value="0.143544" calcext:value-type="float">
            <text:p>0,143544</text:p>
          </table:table-cell>
          <table:table-cell office:value-type="float" office:value="0.149145" calcext:value-type="float">
            <text:p>0,149145</text:p>
          </table:table-cell>
          <table:table-cell office:value-type="float" office:value="0.137531" calcext:value-type="float">
            <text:p>0,137531</text:p>
          </table:table-cell>
          <table:table-cell office:value-type="float" office:value="0.132356" calcext:value-type="float">
            <text:p>0,132356</text:p>
          </table:table-cell>
          <table:table-cell office:value-type="float" office:value="0.287772" calcext:value-type="float">
            <text:p>0,287772</text:p>
          </table:table-cell>
          <table:table-cell office:value-type="float" office:value="0.298579" calcext:value-type="float">
            <text:p>0,298579</text:p>
          </table:table-cell>
          <table:table-cell office:value-type="float" office:value="0.275416" calcext:value-type="float">
            <text:p>0,275416</text:p>
          </table:table-cell>
          <table:table-cell office:value-type="float" office:value="0.276667" calcext:value-type="float">
            <text:p>0,276667</text:p>
          </table:table-cell>
          <table:table-cell office:value-type="float" office:value="0.576396" calcext:value-type="float">
            <text:p>0,576396</text:p>
          </table:table-cell>
          <table:table-cell office:value-type="float" office:value="0.597543" calcext:value-type="float">
            <text:p>0,597543</text:p>
          </table:table-cell>
          <table:table-cell office:value-type="float" office:value="0.550761" calcext:value-type="float">
            <text:p>0,550761</text:p>
          </table:table-cell>
          <table:table-cell office:value-type="float" office:value="0.551666" calcext:value-type="float">
            <text:p>0,551666</text:p>
          </table:table-cell>
          <table:table-cell office:value-type="float" office:value="1.15305" calcext:value-type="float">
            <text:p>1,15305</text:p>
          </table:table-cell>
          <table:table-cell office:value-type="float" office:value="1.19712" calcext:value-type="float">
            <text:p>1,19712</text:p>
          </table:table-cell>
          <table:table-cell office:value-type="float" office:value="1.10424" calcext:value-type="float">
            <text:p>1,10424</text:p>
          </table:table-cell>
          <table:table-cell office:value-type="float" office:value="1.10142" calcext:value-type="float">
            <text:p>1,10142</text:p>
          </table:table-cell>
          <table:table-cell office:value-type="float" office:value="2.30593" calcext:value-type="float">
            <text:p>2,30593</text:p>
          </table:table-cell>
          <table:table-cell office:value-type="float" office:value="2.39482" calcext:value-type="float">
            <text:p>2,39482</text:p>
          </table:table-cell>
          <table:table-cell office:value-type="float" office:value="2.20881" calcext:value-type="float">
            <text:p>2,20881</text:p>
          </table:table-cell>
          <table:table-cell office:value-type="float" office:value="2.19655" calcext:value-type="float">
            <text:p>2,19655</text:p>
          </table:table-cell>
          <table:table-cell office:value-type="float" office:value="4.6126" calcext:value-type="float">
            <text:p>4,6126</text:p>
          </table:table-cell>
          <table:table-cell office:value-type="float" office:value="4.78551" calcext:value-type="float">
            <text:p>4,78551</text:p>
          </table:table-cell>
          <table:table-cell office:value-type="float" office:value="4.41063" calcext:value-type="float">
            <text:p>4,41063</text:p>
          </table:table-cell>
          <table:table-cell office:value-type="float" office:value="4.38481" calcext:value-type="float">
            <text:p>4,38481</text:p>
          </table:table-cell>
          <table:table-cell office:value-type="float" office:value="9.23555" calcext:value-type="float">
            <text:p>9,23555</text:p>
          </table:table-cell>
          <table:table-cell office:value-type="float" office:value="9.58477" calcext:value-type="float">
            <text:p>9,58477</text:p>
          </table:table-cell>
          <table:table-cell office:value-type="float" office:value="8.84347" calcext:value-type="float">
            <text:p>8,84347</text:p>
          </table:table-cell>
          <table:table-cell office:value-type="float" office:value="8.76898" calcext:value-type="float">
            <text:p>8,76898</text:p>
          </table:table-cell>
          <table:table-cell office:value-type="float" office:value="18.3826" calcext:value-type="float">
            <text:p>18,3826</text:p>
          </table:table-cell>
          <table:table-cell office:value-type="float" office:value="19.1736" calcext:value-type="float">
            <text:p>19,1736</text:p>
          </table:table-cell>
          <table:table-cell office:value-type="float" office:value="17.6711" calcext:value-type="float">
            <text:p>17,6711</text:p>
          </table:table-cell>
          <table:table-cell office:value-type="float" office:value="17.5326" calcext:value-type="float">
            <text:p>17,5326</text:p>
          </table:table-cell>
          <table:table-cell office:value-type="float" office:value="36.794" calcext:value-type="float">
            <text:p>36,794</text:p>
          </table:table-cell>
          <table:table-cell office:value-type="float" office:value="38.3465" calcext:value-type="float">
            <text:p>38,3465</text:p>
          </table:table-cell>
          <table:table-cell office:value-type="float" office:value="35.3822" calcext:value-type="float">
            <text:p>35,3822</text:p>
          </table:table-cell>
          <table:table-cell office:value-type="float" office:value="33.9945" calcext:value-type="float">
            <text:p>33,9945</text:p>
          </table:table-cell>
          <table:table-cell table:number-columns-repeated="2"/>
          <table:table-cell office:value-type="string" calcext:value-type="string">
            <text:p>1.15609</text:p>
          </table:table-cell>
          <table:table-cell/>
          <table:table-cell office:value-type="string" calcext:value-type="string">
            <text:p>DESV %: 0.230828</text:p>
          </table:table-cell>
          <table:table-cell table:number-columns-repeated="983"/>
        </table:table-row>
        <table:table-row table:style-name="ro1">
          <table:table-cell office:value-type="float" office:value="0.162922" calcext:value-type="float">
            <text:p>0,162922</text:p>
          </table:table-cell>
          <table:table-cell office:value-type="float" office:value="0.168068" calcext:value-type="float">
            <text:p>0,168068</text:p>
          </table:table-cell>
          <table:table-cell office:value-type="float" office:value="0.156734" calcext:value-type="float">
            <text:p>0,156734</text:p>
          </table:table-cell>
          <table:table-cell office:value-type="float" office:value="0.151104" calcext:value-type="float">
            <text:p>0,151104</text:p>
          </table:table-cell>
          <table:table-cell office:value-type="float" office:value="0.326122" calcext:value-type="float">
            <text:p>0,326122</text:p>
          </table:table-cell>
          <table:table-cell office:value-type="float" office:value="0.336351" calcext:value-type="float">
            <text:p>0,336351</text:p>
          </table:table-cell>
          <table:table-cell office:value-type="float" office:value="0.313249" calcext:value-type="float">
            <text:p>0,313249</text:p>
          </table:table-cell>
          <table:table-cell office:value-type="float" office:value="0.315761" calcext:value-type="float">
            <text:p>0,315761</text:p>
          </table:table-cell>
          <table:table-cell office:value-type="float" office:value="0.652467" calcext:value-type="float">
            <text:p>0,652467</text:p>
          </table:table-cell>
          <table:table-cell office:value-type="float" office:value="0.674032" calcext:value-type="float">
            <text:p>0,674032</text:p>
          </table:table-cell>
          <table:table-cell office:value-type="float" office:value="0.62653" calcext:value-type="float">
            <text:p>0,62653</text:p>
          </table:table-cell>
          <table:table-cell office:value-type="float" office:value="0.62831" calcext:value-type="float">
            <text:p>0,62831</text:p>
          </table:table-cell>
          <table:table-cell office:value-type="float" office:value="1.30418" calcext:value-type="float">
            <text:p>1,30418</text:p>
          </table:table-cell>
          <table:table-cell office:value-type="float" office:value="1.34927" calcext:value-type="float">
            <text:p>1,34927</text:p>
          </table:table-cell>
          <table:table-cell office:value-type="float" office:value="1.25373" calcext:value-type="float">
            <text:p>1,25373</text:p>
          </table:table-cell>
          <table:table-cell office:value-type="float" office:value="1.25068" calcext:value-type="float">
            <text:p>1,25068</text:p>
          </table:table-cell>
          <table:table-cell office:value-type="float" office:value="2.60996" calcext:value-type="float">
            <text:p>2,60996</text:p>
          </table:table-cell>
          <table:table-cell office:value-type="float" office:value="2.69539" calcext:value-type="float">
            <text:p>2,69539</text:p>
          </table:table-cell>
          <table:table-cell office:value-type="float" office:value="2.50784" calcext:value-type="float">
            <text:p>2,50784</text:p>
          </table:table-cell>
          <table:table-cell office:value-type="float" office:value="2.49819" calcext:value-type="float">
            <text:p>2,49819</text:p>
          </table:table-cell>
          <table:table-cell office:value-type="float" office:value="5.2225" calcext:value-type="float">
            <text:p>5,2225</text:p>
          </table:table-cell>
          <table:table-cell office:value-type="float" office:value="5.38803" calcext:value-type="float">
            <text:p>5,38803</text:p>
          </table:table-cell>
          <table:table-cell office:value-type="float" office:value="5.01722" calcext:value-type="float">
            <text:p>5,01722</text:p>
          </table:table-cell>
          <table:table-cell office:value-type="float" office:value="4.98231" calcext:value-type="float">
            <text:p>4,98231</text:p>
          </table:table-cell>
          <table:table-cell office:value-type="float" office:value="10.4635" calcext:value-type="float">
            <text:p>10,4635</text:p>
          </table:table-cell>
          <table:table-cell office:value-type="float" office:value="10.7858" calcext:value-type="float">
            <text:p>10,7858</text:p>
          </table:table-cell>
          <table:table-cell office:value-type="float" office:value="10.0421" calcext:value-type="float">
            <text:p>10,0421</text:p>
          </table:table-cell>
          <table:table-cell office:value-type="float" office:value="9.96944" calcext:value-type="float">
            <text:p>9,96944</text:p>
          </table:table-cell>
          <table:table-cell office:value-type="float" office:value="20.8814" calcext:value-type="float">
            <text:p>20,8814</text:p>
          </table:table-cell>
          <table:table-cell office:value-type="float" office:value="21.5735" calcext:value-type="float">
            <text:p>21,5735</text:p>
          </table:table-cell>
          <table:table-cell office:value-type="float" office:value="20.0675" calcext:value-type="float">
            <text:p>20,0675</text:p>
          </table:table-cell>
          <table:table-cell office:value-type="float" office:value="19.9293" calcext:value-type="float">
            <text:p>19,9293</text:p>
          </table:table-cell>
          <table:table-cell office:value-type="float" office:value="41.8091" calcext:value-type="float">
            <text:p>41,8091</text:p>
          </table:table-cell>
          <table:table-cell office:value-type="float" office:value="43.124" calcext:value-type="float">
            <text:p>43,124</text:p>
          </table:table-cell>
          <table:table-cell office:value-type="float" office:value="40.1927" calcext:value-type="float">
            <text:p>40,1927</text:p>
          </table:table-cell>
          <table:table-cell office:value-type="float" office:value="38.8203" calcext:value-type="float">
            <text:p>38,8203</text:p>
          </table:table-cell>
          <table:table-cell table:number-columns-repeated="2"/>
          <table:table-cell office:value-type="string" calcext:value-type="string">
            <text:p>1.30502</text:p>
          </table:table-cell>
          <table:table-cell/>
          <table:table-cell office:value-type="string" calcext:value-type="string">
            <text:p>DESV %: 0.179673</text:p>
          </table:table-cell>
          <table:table-cell table:number-columns-repeated="983"/>
        </table:table-row>
        <table:table-row table:style-name="ro1">
          <table:table-cell office:value-type="float" office:value="0.182309" calcext:value-type="float">
            <text:p>0,182309</text:p>
          </table:table-cell>
          <table:table-cell office:value-type="float" office:value="0.186765" calcext:value-type="float">
            <text:p>0,186765</text:p>
          </table:table-cell>
          <table:table-cell office:value-type="float" office:value="0.175177" calcext:value-type="float">
            <text:p>0,175177</text:p>
          </table:table-cell>
          <table:table-cell office:value-type="float" office:value="0.170007" calcext:value-type="float">
            <text:p>0,170007</text:p>
          </table:table-cell>
          <table:table-cell office:value-type="float" office:value="0.365099" calcext:value-type="float">
            <text:p>0,365099</text:p>
          </table:table-cell>
          <table:table-cell office:value-type="float" office:value="0.373882" calcext:value-type="float">
            <text:p>0,373882</text:p>
          </table:table-cell>
          <table:table-cell office:value-type="float" office:value="0.350474" calcext:value-type="float">
            <text:p>0,350474</text:p>
          </table:table-cell>
          <table:table-cell office:value-type="float" office:value="0.353054" calcext:value-type="float">
            <text:p>0,353054</text:p>
          </table:table-cell>
          <table:table-cell office:value-type="float" office:value="0.727928" calcext:value-type="float">
            <text:p>0,727928</text:p>
          </table:table-cell>
          <table:table-cell office:value-type="float" office:value="0.747808" calcext:value-type="float">
            <text:p>0,747808</text:p>
          </table:table-cell>
          <table:table-cell office:value-type="float" office:value="0.702422" calcext:value-type="float">
            <text:p>0,702422</text:p>
          </table:table-cell>
          <table:table-cell office:value-type="float" office:value="0.70416" calcext:value-type="float">
            <text:p>0,70416</text:p>
          </table:table-cell>
          <table:table-cell office:value-type="float" office:value="1.45531" calcext:value-type="float">
            <text:p>1,45531</text:p>
          </table:table-cell>
          <table:table-cell office:value-type="float" office:value="1.49784" calcext:value-type="float">
            <text:p>1,49784</text:p>
          </table:table-cell>
          <table:table-cell office:value-type="float" office:value="1.40576" calcext:value-type="float">
            <text:p>1,40576</text:p>
          </table:table-cell>
          <table:table-cell office:value-type="float" office:value="1.40232" calcext:value-type="float">
            <text:p>1,40232</text:p>
          </table:table-cell>
          <table:table-cell office:value-type="float" office:value="2.9122" calcext:value-type="float">
            <text:p>2,9122</text:p>
          </table:table-cell>
          <table:table-cell office:value-type="float" office:value="2.99406" calcext:value-type="float">
            <text:p>2,99406</text:p>
          </table:table-cell>
          <table:table-cell office:value-type="float" office:value="2.81131" calcext:value-type="float">
            <text:p>2,81131</text:p>
          </table:table-cell>
          <table:table-cell office:value-type="float" office:value="2.79604" calcext:value-type="float">
            <text:p>2,79604</text:p>
          </table:table-cell>
          <table:table-cell office:value-type="float" office:value="5.82626" calcext:value-type="float">
            <text:p>5,82626</text:p>
          </table:table-cell>
          <table:table-cell office:value-type="float" office:value="5.99742" calcext:value-type="float">
            <text:p>5,99742</text:p>
          </table:table-cell>
          <table:table-cell office:value-type="float" office:value="5.612" calcext:value-type="float">
            <text:p>5,612</text:p>
          </table:table-cell>
          <table:table-cell office:value-type="float" office:value="5.58267" calcext:value-type="float">
            <text:p>5,58267</text:p>
          </table:table-cell>
          <table:table-cell office:value-type="float" office:value="11.6653" calcext:value-type="float">
            <text:p>11,6653</text:p>
          </table:table-cell>
          <table:table-cell office:value-type="float" office:value="11.9861" calcext:value-type="float">
            <text:p>11,9861</text:p>
          </table:table-cell>
          <table:table-cell office:value-type="float" office:value="11.2376" calcext:value-type="float">
            <text:p>11,2376</text:p>
          </table:table-cell>
          <table:table-cell office:value-type="float" office:value="11.1674" calcext:value-type="float">
            <text:p>11,1674</text:p>
          </table:table-cell>
          <table:table-cell office:value-type="float" office:value="23.3362" calcext:value-type="float">
            <text:p>23,3362</text:p>
          </table:table-cell>
          <table:table-cell office:value-type="float" office:value="23.9949" calcext:value-type="float">
            <text:p>23,9949</text:p>
          </table:table-cell>
          <table:table-cell office:value-type="float" office:value="22.4599" calcext:value-type="float">
            <text:p>22,4599</text:p>
          </table:table-cell>
          <table:table-cell office:value-type="float" office:value="22.3191" calcext:value-type="float">
            <text:p>22,3191</text:p>
          </table:table-cell>
          <table:table-cell office:value-type="float" office:value="46.7467" calcext:value-type="float">
            <text:p>46,7467</text:p>
          </table:table-cell>
          <table:table-cell office:value-type="float" office:value="47.9032" calcext:value-type="float">
            <text:p>47,9032</text:p>
          </table:table-cell>
          <table:table-cell office:value-type="float" office:value="45.0393" calcext:value-type="float">
            <text:p>45,0393</text:p>
          </table:table-cell>
          <table:table-cell office:value-type="float" office:value="43.5721" calcext:value-type="float">
            <text:p>43,5721</text:p>
          </table:table-cell>
          <table:table-cell table:number-columns-repeated="2"/>
          <table:table-cell office:value-type="string" calcext:value-type="string">
            <text:p>1.49385</text:p>
          </table:table-cell>
          <table:table-cell/>
          <table:table-cell office:value-type="string" calcext:value-type="string">
            <text:p>DESV %: 0.206816</text:p>
          </table:table-cell>
          <table:table-cell table:number-columns-repeated="983"/>
        </table:table-row>
        <table:table-row table:style-name="ro1">
          <table:table-cell office:value-type="float" office:value="0.201113" calcext:value-type="float">
            <text:p>0,201113</text:p>
          </table:table-cell>
          <table:table-cell office:value-type="float" office:value="0.205844" calcext:value-type="float">
            <text:p>0,205844</text:p>
          </table:table-cell>
          <table:table-cell office:value-type="float" office:value="0.193981" calcext:value-type="float">
            <text:p>0,193981</text:p>
          </table:table-cell>
          <table:table-cell office:value-type="float" office:value="0.188791" calcext:value-type="float">
            <text:p>0,188791</text:p>
          </table:table-cell>
          <table:table-cell office:value-type="float" office:value="0.402252" calcext:value-type="float">
            <text:p>0,402252</text:p>
          </table:table-cell>
          <table:table-cell office:value-type="float" office:value="0.411571" calcext:value-type="float">
            <text:p>0,411571</text:p>
          </table:table-cell>
          <table:table-cell office:value-type="float" office:value="0.388402" calcext:value-type="float">
            <text:p>0,388402</text:p>
          </table:table-cell>
          <table:table-cell office:value-type="float" office:value="0.391252" calcext:value-type="float">
            <text:p>0,391252</text:p>
          </table:table-cell>
          <table:table-cell office:value-type="float" office:value="0.803605" calcext:value-type="float">
            <text:p>0,803605</text:p>
          </table:table-cell>
          <table:table-cell office:value-type="float" office:value="0.82312" calcext:value-type="float">
            <text:p>0,82312</text:p>
          </table:table-cell>
          <table:table-cell office:value-type="float" office:value="0.77683" calcext:value-type="float">
            <text:p>0,77683</text:p>
          </table:table-cell>
          <table:table-cell office:value-type="float" office:value="0.780257" calcext:value-type="float">
            <text:p>0,780257</text:p>
          </table:table-cell>
          <table:table-cell office:value-type="float" office:value="1.6054" calcext:value-type="float">
            <text:p>1,6054</text:p>
          </table:table-cell>
          <table:table-cell office:value-type="float" office:value="1.64829" calcext:value-type="float">
            <text:p>1,64829</text:p>
          </table:table-cell>
          <table:table-cell office:value-type="float" office:value="1.55736" calcext:value-type="float">
            <text:p>1,55736</text:p>
          </table:table-cell>
          <table:table-cell office:value-type="float" office:value="1.55327" calcext:value-type="float">
            <text:p>1,55327</text:p>
          </table:table-cell>
          <table:table-cell office:value-type="float" office:value="3.20852" calcext:value-type="float">
            <text:p>3,20852</text:p>
          </table:table-cell>
          <table:table-cell office:value-type="float" office:value="3.29924" calcext:value-type="float">
            <text:p>3,29924</text:p>
          </table:table-cell>
          <table:table-cell office:value-type="float" office:value="3.11016" calcext:value-type="float">
            <text:p>3,11016</text:p>
          </table:table-cell>
          <table:table-cell office:value-type="float" office:value="3.10088" calcext:value-type="float">
            <text:p>3,10088</text:p>
          </table:table-cell>
          <table:table-cell office:value-type="float" office:value="6.41992" calcext:value-type="float">
            <text:p>6,41992</text:p>
          </table:table-cell>
          <table:table-cell office:value-type="float" office:value="6.59613" calcext:value-type="float">
            <text:p>6,59613</text:p>
          </table:table-cell>
          <table:table-cell office:value-type="float" office:value="6.21857" calcext:value-type="float">
            <text:p>6,21857</text:p>
          </table:table-cell>
          <table:table-cell office:value-type="float" office:value="6.18639" calcext:value-type="float">
            <text:p>6,18639</text:p>
          </table:table-cell>
          <table:table-cell office:value-type="float" office:value="12.8545" calcext:value-type="float">
            <text:p>12,8545</text:p>
          </table:table-cell>
          <table:table-cell office:value-type="float" office:value="13.1845" calcext:value-type="float">
            <text:p>13,1845</text:p>
          </table:table-cell>
          <table:table-cell office:value-type="float" office:value="12.4356" calcext:value-type="float">
            <text:p>12,4356</text:p>
          </table:table-cell>
          <table:table-cell office:value-type="float" office:value="12.393" calcext:value-type="float">
            <text:p>12,393</text:p>
          </table:table-cell>
          <table:table-cell office:value-type="float" office:value="25.7565" calcext:value-type="float">
            <text:p>25,7565</text:p>
          </table:table-cell>
          <table:table-cell office:value-type="float" office:value="26.3828" calcext:value-type="float">
            <text:p>26,3828</text:p>
          </table:table-cell>
          <table:table-cell office:value-type="float" office:value="24.8712" calcext:value-type="float">
            <text:p>24,8712</text:p>
          </table:table-cell>
          <table:table-cell office:value-type="float" office:value="24.7352" calcext:value-type="float">
            <text:p>24,7352</text:p>
          </table:table-cell>
          <table:table-cell office:value-type="float" office:value="51.5175" calcext:value-type="float">
            <text:p>51,5175</text:p>
          </table:table-cell>
          <table:table-cell office:value-type="float" office:value="52.7457" calcext:value-type="float">
            <text:p>52,7457</text:p>
          </table:table-cell>
          <table:table-cell office:value-type="float" office:value="49.8073" calcext:value-type="float">
            <text:p>49,8073</text:p>
          </table:table-cell>
          <table:table-cell office:value-type="float" office:value="48.4716" calcext:value-type="float">
            <text:p>48,4716</text:p>
          </table:table-cell>
          <table:table-cell table:number-columns-repeated="2"/>
          <table:table-cell office:value-type="string" calcext:value-type="string">
            <text:p>2.12266</text:p>
          </table:table-cell>
          <table:table-cell/>
          <table:table-cell office:value-type="string" calcext:value-type="string">
            <text:p>DESV %: 0.256248</text:p>
          </table:table-cell>
          <table:table-cell table:number-columns-repeated="983"/>
        </table:table-row>
        <table:table-row table:style-name="ro1">
          <table:table-cell office:value-type="float" office:value="0.220021" calcext:value-type="float">
            <text:p>0,220021</text:p>
          </table:table-cell>
          <table:table-cell office:value-type="float" office:value="0.224185" calcext:value-type="float">
            <text:p>0,224185</text:p>
          </table:table-cell>
          <table:table-cell office:value-type="float" office:value="0.212926" calcext:value-type="float">
            <text:p>0,212926</text:p>
          </table:table-cell>
          <table:table-cell office:value-type="float" office:value="0.207318" calcext:value-type="float">
            <text:p>0,207318</text:p>
          </table:table-cell>
          <table:table-cell office:value-type="float" office:value="0.439194" calcext:value-type="float">
            <text:p>0,439194</text:p>
          </table:table-cell>
          <table:table-cell office:value-type="float" office:value="0.448466" calcext:value-type="float">
            <text:p>0,448466</text:p>
          </table:table-cell>
          <table:table-cell office:value-type="float" office:value="0.426477" calcext:value-type="float">
            <text:p>0,426477</text:p>
          </table:table-cell>
          <table:table-cell office:value-type="float" office:value="0.429321" calcext:value-type="float">
            <text:p>0,429321</text:p>
          </table:table-cell>
          <table:table-cell office:value-type="float" office:value="0.87778" calcext:value-type="float">
            <text:p>0,87778</text:p>
          </table:table-cell>
          <table:table-cell office:value-type="float" office:value="0.897944" calcext:value-type="float">
            <text:p>0,897944</text:p>
          </table:table-cell>
          <table:table-cell office:value-type="float" office:value="0.850289" calcext:value-type="float">
            <text:p>0,850289</text:p>
          </table:table-cell>
          <table:table-cell office:value-type="float" office:value="0.852307" calcext:value-type="float">
            <text:p>0,852307</text:p>
          </table:table-cell>
          <table:table-cell office:value-type="float" office:value="1.757" calcext:value-type="float">
            <text:p>1,757</text:p>
          </table:table-cell>
          <table:table-cell office:value-type="float" office:value="1.79563" calcext:value-type="float">
            <text:p>1,79563</text:p>
          </table:table-cell>
          <table:table-cell office:value-type="float" office:value="1.70147" calcext:value-type="float">
            <text:p>1,70147</text:p>
          </table:table-cell>
          <table:table-cell office:value-type="float" office:value="1.69992" calcext:value-type="float">
            <text:p>1,69992</text:p>
          </table:table-cell>
          <table:table-cell office:value-type="float" office:value="3.51525" calcext:value-type="float">
            <text:p>3,51525</text:p>
          </table:table-cell>
          <table:table-cell office:value-type="float" office:value="3.5917" calcext:value-type="float">
            <text:p>3,5917</text:p>
          </table:table-cell>
          <table:table-cell office:value-type="float" office:value="3.40606" calcext:value-type="float">
            <text:p>3,40606</text:p>
          </table:table-cell>
          <table:table-cell office:value-type="float" office:value="3.39056" calcext:value-type="float">
            <text:p>3,39056</text:p>
          </table:table-cell>
          <table:table-cell office:value-type="float" office:value="7.02179" calcext:value-type="float">
            <text:p>7,02179</text:p>
          </table:table-cell>
          <table:table-cell office:value-type="float" office:value="7.18169" calcext:value-type="float">
            <text:p>7,18169</text:p>
          </table:table-cell>
          <table:table-cell office:value-type="float" office:value="6.81206" calcext:value-type="float">
            <text:p>6,81206</text:p>
          </table:table-cell>
          <table:table-cell office:value-type="float" office:value="6.77435" calcext:value-type="float">
            <text:p>6,77435</text:p>
          </table:table-cell>
          <table:table-cell office:value-type="float" office:value="14.0618" calcext:value-type="float">
            <text:p>14,0618</text:p>
          </table:table-cell>
          <table:table-cell office:value-type="float" office:value="14.3643" calcext:value-type="float">
            <text:p>14,3643</text:p>
          </table:table-cell>
          <table:table-cell office:value-type="float" office:value="13.6167" calcext:value-type="float">
            <text:p>13,6167</text:p>
          </table:table-cell>
          <table:table-cell office:value-type="float" office:value="13.5427" calcext:value-type="float">
            <text:p>13,5427</text:p>
          </table:table-cell>
          <table:table-cell office:value-type="float" office:value="28.2001" calcext:value-type="float">
            <text:p>28,2001</text:p>
          </table:table-cell>
          <table:table-cell office:value-type="float" office:value="28.7281" calcext:value-type="float">
            <text:p>28,7281</text:p>
          </table:table-cell>
          <table:table-cell office:value-type="float" office:value="27.2243" calcext:value-type="float">
            <text:p>27,2243</text:p>
          </table:table-cell>
          <table:table-cell office:value-type="float" office:value="27.0857" calcext:value-type="float">
            <text:p>27,0857</text:p>
          </table:table-cell>
          <table:table-cell office:value-type="float" office:value="56.338" calcext:value-type="float">
            <text:p>56,338</text:p>
          </table:table-cell>
          <table:table-cell office:value-type="float" office:value="57.4882" calcext:value-type="float">
            <text:p>57,4882</text:p>
          </table:table-cell>
          <table:table-cell office:value-type="float" office:value="54.471" calcext:value-type="float">
            <text:p>54,471</text:p>
          </table:table-cell>
          <table:table-cell office:value-type="float" office:value="53.0881" calcext:value-type="float">
            <text:p>53,0881</text:p>
          </table:table-cell>
          <table:table-cell table:number-columns-repeated="2"/>
          <table:table-cell office:value-type="string" calcext:value-type="string">
            <text:p>2.56458</text:p>
          </table:table-cell>
          <table:table-cell/>
          <table:table-cell office:value-type="string" calcext:value-type="string">
            <text:p>DESV %: 0.214122</text:p>
          </table:table-cell>
          <table:table-cell table:number-columns-repeated="983"/>
        </table:table-row>
        <table:table-row table:style-name="ro1">
          <table:table-cell office:value-type="float" office:value="0.240702" calcext:value-type="float">
            <text:p>0,240702</text:p>
          </table:table-cell>
          <table:table-cell office:value-type="float" office:value="0.243396" calcext:value-type="float">
            <text:p>0,243396</text:p>
          </table:table-cell>
          <table:table-cell office:value-type="float" office:value="0.231784" calcext:value-type="float">
            <text:p>0,231784</text:p>
          </table:table-cell>
          <table:table-cell office:value-type="float" office:value="0.228368" calcext:value-type="float">
            <text:p>0,228368</text:p>
          </table:table-cell>
          <table:table-cell office:value-type="float" office:value="0.47774" calcext:value-type="float">
            <text:p>0,47774</text:p>
          </table:table-cell>
          <table:table-cell office:value-type="float" office:value="0.486405" calcext:value-type="float">
            <text:p>0,486405</text:p>
          </table:table-cell>
          <table:table-cell office:value-type="float" office:value="0.463558" calcext:value-type="float">
            <text:p>0,463558</text:p>
          </table:table-cell>
          <table:table-cell office:value-type="float" office:value="0.467219" calcext:value-type="float">
            <text:p>0,467219</text:p>
          </table:table-cell>
          <table:table-cell office:value-type="float" office:value="0.953768" calcext:value-type="float">
            <text:p>0,953768</text:p>
          </table:table-cell>
          <table:table-cell office:value-type="float" office:value="0.972515" calcext:value-type="float">
            <text:p>0,972515</text:p>
          </table:table-cell>
          <table:table-cell office:value-type="float" office:value="0.926515" calcext:value-type="float">
            <text:p>0,926515</text:p>
          </table:table-cell>
          <table:table-cell office:value-type="float" office:value="0.928015" calcext:value-type="float">
            <text:p>0,928015</text:p>
          </table:table-cell>
          <table:table-cell office:value-type="float" office:value="1.90823" calcext:value-type="float">
            <text:p>1,90823</text:p>
          </table:table-cell>
          <table:table-cell office:value-type="float" office:value="1.94536" calcext:value-type="float">
            <text:p>1,94536</text:p>
          </table:table-cell>
          <table:table-cell office:value-type="float" office:value="1.86508" calcext:value-type="float">
            <text:p>1,86508</text:p>
          </table:table-cell>
          <table:table-cell office:value-type="float" office:value="1.85084" calcext:value-type="float">
            <text:p>1,85084</text:p>
          </table:table-cell>
          <table:table-cell office:value-type="float" office:value="3.81134" calcext:value-type="float">
            <text:p>3,81134</text:p>
          </table:table-cell>
          <table:table-cell office:value-type="float" office:value="3.89147" calcext:value-type="float">
            <text:p>3,89147</text:p>
          </table:table-cell>
          <table:table-cell office:value-type="float" office:value="3.73128" calcext:value-type="float">
            <text:p>3,73128</text:p>
          </table:table-cell>
          <table:table-cell office:value-type="float" office:value="3.69568" calcext:value-type="float">
            <text:p>3,69568</text:p>
          </table:table-cell>
          <table:table-cell office:value-type="float" office:value="7.67333" calcext:value-type="float">
            <text:p>7,67333</text:p>
          </table:table-cell>
          <table:table-cell office:value-type="float" office:value="7.79312" calcext:value-type="float">
            <text:p>7,79312</text:p>
          </table:table-cell>
          <table:table-cell office:value-type="float" office:value="7.40909" calcext:value-type="float">
            <text:p>7,40909</text:p>
          </table:table-cell>
          <table:table-cell office:value-type="float" office:value="7.42214" calcext:value-type="float">
            <text:p>7,42214</text:p>
          </table:table-cell>
          <table:table-cell office:value-type="float" office:value="15.2432" calcext:value-type="float">
            <text:p>15,2432</text:p>
          </table:table-cell>
          <table:table-cell office:value-type="float" office:value="15.5777" calcext:value-type="float">
            <text:p>15,5777</text:p>
          </table:table-cell>
          <table:table-cell office:value-type="float" office:value="14.8328" calcext:value-type="float">
            <text:p>14,8328</text:p>
          </table:table-cell>
          <table:table-cell office:value-type="float" office:value="14.7575" calcext:value-type="float">
            <text:p>14,7575</text:p>
          </table:table-cell>
          <table:table-cell office:value-type="float" office:value="30.5573" calcext:value-type="float">
            <text:p>30,5573</text:p>
          </table:table-cell>
          <table:table-cell office:value-type="float" office:value="31.1846" calcext:value-type="float">
            <text:p>31,1846</text:p>
          </table:table-cell>
          <table:table-cell office:value-type="float" office:value="29.7299" calcext:value-type="float">
            <text:p>29,7299</text:p>
          </table:table-cell>
          <table:table-cell office:value-type="float" office:value="29.5027" calcext:value-type="float">
            <text:p>29,5027</text:p>
          </table:table-cell>
          <table:table-cell office:value-type="float" office:value="61.083" calcext:value-type="float">
            <text:p>61,083</text:p>
          </table:table-cell>
          <table:table-cell office:value-type="float" office:value="62.2761" calcext:value-type="float">
            <text:p>62,2761</text:p>
          </table:table-cell>
          <table:table-cell office:value-type="float" office:value="59.3567" calcext:value-type="float">
            <text:p>59,3567</text:p>
          </table:table-cell>
          <table:table-cell office:value-type="float" office:value="57.9311" calcext:value-type="float">
            <text:p>57,9311</text:p>
          </table:table-cell>
          <table:table-cell table:number-columns-repeated="2"/>
          <table:table-cell office:value-type="string" calcext:value-type="string">
            <text:p>2.53259</text:p>
          </table:table-cell>
          <table:table-cell/>
          <table:table-cell office:value-type="string" calcext:value-type="string">
            <text:p>DESV %: 0.151013</text:p>
          </table:table-cell>
          <table:table-cell table:number-columns-repeated="983"/>
        </table:table-row>
        <table:table-row table:style-name="ro1">
          <table:table-cell office:value-type="float" office:value="0.261264" calcext:value-type="float">
            <text:p>0,261264</text:p>
          </table:table-cell>
          <table:table-cell office:value-type="float" office:value="0.264613" calcext:value-type="float">
            <text:p>0,264613</text:p>
          </table:table-cell>
          <table:table-cell office:value-type="float" office:value="0.252918" calcext:value-type="float">
            <text:p>0,252918</text:p>
          </table:table-cell>
          <table:table-cell office:value-type="float" office:value="0.249614" calcext:value-type="float">
            <text:p>0,249614</text:p>
          </table:table-cell>
          <table:table-cell office:value-type="float" office:value="0.518858" calcext:value-type="float">
            <text:p>0,518858</text:p>
          </table:table-cell>
          <table:table-cell office:value-type="float" office:value="0.529491" calcext:value-type="float">
            <text:p>0,529491</text:p>
          </table:table-cell>
          <table:table-cell office:value-type="float" office:value="0.505963" calcext:value-type="float">
            <text:p>0,505963</text:p>
          </table:table-cell>
          <table:table-cell office:value-type="float" office:value="0.507055" calcext:value-type="float">
            <text:p>0,507055</text:p>
          </table:table-cell>
          <table:table-cell office:value-type="float" office:value="1.02762" calcext:value-type="float">
            <text:p>1,02762</text:p>
          </table:table-cell>
          <table:table-cell office:value-type="float" office:value="1.04815" calcext:value-type="float">
            <text:p>1,04815</text:p>
          </table:table-cell>
          <table:table-cell office:value-type="float" office:value="1.00144" calcext:value-type="float">
            <text:p>1,00144</text:p>
          </table:table-cell>
          <table:table-cell office:value-type="float" office:value="1.00459" calcext:value-type="float">
            <text:p>1,00459</text:p>
          </table:table-cell>
          <table:table-cell office:value-type="float" office:value="2.0544" calcext:value-type="float">
            <text:p>2,0544</text:p>
          </table:table-cell>
          <table:table-cell office:value-type="float" office:value="2.09634" calcext:value-type="float">
            <text:p>2,09634</text:p>
          </table:table-cell>
          <table:table-cell office:value-type="float" office:value="2.00972" calcext:value-type="float">
            <text:p>2,00972</text:p>
          </table:table-cell>
          <table:table-cell office:value-type="float" office:value="2.00359" calcext:value-type="float">
            <text:p>2,00359</text:p>
          </table:table-cell>
          <table:table-cell office:value-type="float" office:value="4.10594" calcext:value-type="float">
            <text:p>4,10594</text:p>
          </table:table-cell>
          <table:table-cell office:value-type="float" office:value="4.19123" calcext:value-type="float">
            <text:p>4,19123</text:p>
          </table:table-cell>
          <table:table-cell office:value-type="float" office:value="4.01454" calcext:value-type="float">
            <text:p>4,01454</text:p>
          </table:table-cell>
          <table:table-cell office:value-type="float" office:value="3.99441" calcext:value-type="float">
            <text:p>3,99441</text:p>
          </table:table-cell>
          <table:table-cell office:value-type="float" office:value="8.22899" calcext:value-type="float">
            <text:p>8,22899</text:p>
          </table:table-cell>
          <table:table-cell office:value-type="float" office:value="8.38379" calcext:value-type="float">
            <text:p>8,38379</text:p>
          </table:table-cell>
          <table:table-cell office:value-type="float" office:value="8.0081" calcext:value-type="float">
            <text:p>8,0081</text:p>
          </table:table-cell>
          <table:table-cell office:value-type="float" office:value="8.0008" calcext:value-type="float">
            <text:p>8,0008</text:p>
          </table:table-cell>
          <table:table-cell office:value-type="float" office:value="16.4207" calcext:value-type="float">
            <text:p>16,4207</text:p>
          </table:table-cell>
          <table:table-cell office:value-type="float" office:value="16.7705" calcext:value-type="float">
            <text:p>16,7705</text:p>
          </table:table-cell>
          <table:table-cell office:value-type="float" office:value="16.0462" calcext:value-type="float">
            <text:p>16,0462</text:p>
          </table:table-cell>
          <table:table-cell office:value-type="float" office:value="15.9559" calcext:value-type="float">
            <text:p>15,9559</text:p>
          </table:table-cell>
          <table:table-cell office:value-type="float" office:value="32.8781" calcext:value-type="float">
            <text:p>32,8781</text:p>
          </table:table-cell>
          <table:table-cell office:value-type="float" office:value="33.5467" calcext:value-type="float">
            <text:p>33,5467</text:p>
          </table:table-cell>
          <table:table-cell office:value-type="float" office:value="32.2025" calcext:value-type="float">
            <text:p>32,2025</text:p>
          </table:table-cell>
          <table:table-cell office:value-type="float" office:value="31.9044" calcext:value-type="float">
            <text:p>31,9044</text:p>
          </table:table-cell>
          <table:table-cell office:value-type="float" office:value="65.8913" calcext:value-type="float">
            <text:p>65,8913</text:p>
          </table:table-cell>
          <table:table-cell office:value-type="float" office:value="67.083" calcext:value-type="float">
            <text:p>67,083</text:p>
          </table:table-cell>
          <table:table-cell office:value-type="float" office:value="64.1115" calcext:value-type="float">
            <text:p>64,1115</text:p>
          </table:table-cell>
          <table:table-cell office:value-type="float" office:value="63.007" calcext:value-type="float">
            <text:p>63,007</text:p>
          </table:table-cell>
          <table:table-cell table:number-columns-repeated="2"/>
          <table:table-cell office:value-type="string" calcext:value-type="string">
            <text:p>2.83201</text:p>
          </table:table-cell>
          <table:table-cell/>
          <table:table-cell office:value-type="string" calcext:value-type="string">
            <text:p>DESV %: 0.0634085</text:p>
          </table:table-cell>
          <table:table-cell table:number-columns-repeated="983"/>
        </table:table-row>
        <table:table-row table:style-name="ro1">
          <table:table-cell office:value-type="float" office:value="0.282228" calcext:value-type="float">
            <text:p>0,282228</text:p>
          </table:table-cell>
          <table:table-cell office:value-type="float" office:value="0.286932" calcext:value-type="float">
            <text:p>0,286932</text:p>
          </table:table-cell>
          <table:table-cell office:value-type="float" office:value="0.275631" calcext:value-type="float">
            <text:p>0,275631</text:p>
          </table:table-cell>
          <table:table-cell office:value-type="float" office:value="0.270525" calcext:value-type="float">
            <text:p>0,270525</text:p>
          </table:table-cell>
          <table:table-cell office:value-type="float" office:value="0.562525" calcext:value-type="float">
            <text:p>0,562525</text:p>
          </table:table-cell>
          <table:table-cell office:value-type="float" office:value="0.575475" calcext:value-type="float">
            <text:p>0,575475</text:p>
          </table:table-cell>
          <table:table-cell office:value-type="float" office:value="0.549012" calcext:value-type="float">
            <text:p>0,549012</text:p>
          </table:table-cell>
          <table:table-cell office:value-type="float" office:value="0.551669" calcext:value-type="float">
            <text:p>0,551669</text:p>
          </table:table-cell>
          <table:table-cell office:value-type="float" office:value="1.11411" calcext:value-type="float">
            <text:p>1,11411</text:p>
          </table:table-cell>
          <table:table-cell office:value-type="float" office:value="1.13573" calcext:value-type="float">
            <text:p>1,13573</text:p>
          </table:table-cell>
          <table:table-cell office:value-type="float" office:value="1.08953" calcext:value-type="float">
            <text:p>1,08953</text:p>
          </table:table-cell>
          <table:table-cell office:value-type="float" office:value="1.09248" calcext:value-type="float">
            <text:p>1,09248</text:p>
          </table:table-cell>
          <table:table-cell office:value-type="float" office:value="2.21428" calcext:value-type="float">
            <text:p>2,21428</text:p>
          </table:table-cell>
          <table:table-cell office:value-type="float" office:value="2.26575" calcext:value-type="float">
            <text:p>2,26575</text:p>
          </table:table-cell>
          <table:table-cell office:value-type="float" office:value="2.16206" calcext:value-type="float">
            <text:p>2,16206</text:p>
          </table:table-cell>
          <table:table-cell office:value-type="float" office:value="2.16042" calcext:value-type="float">
            <text:p>2,16042</text:p>
          </table:table-cell>
          <table:table-cell office:value-type="float" office:value="4.42376" calcext:value-type="float">
            <text:p>4,42376</text:p>
          </table:table-cell>
          <table:table-cell office:value-type="float" office:value="4.50737" calcext:value-type="float">
            <text:p>4,50737</text:p>
          </table:table-cell>
          <table:table-cell office:value-type="float" office:value="4.3141" calcext:value-type="float">
            <text:p>4,3141</text:p>
          </table:table-cell>
          <table:table-cell office:value-type="float" office:value="4.31404" calcext:value-type="float">
            <text:p>4,31404</text:p>
          </table:table-cell>
          <table:table-cell office:value-type="float" office:value="8.8239" calcext:value-type="float">
            <text:p>8,8239</text:p>
          </table:table-cell>
          <table:table-cell office:value-type="float" office:value="9.01401" calcext:value-type="float">
            <text:p>9,01401</text:p>
          </table:table-cell>
          <table:table-cell office:value-type="float" office:value="8.62871" calcext:value-type="float">
            <text:p>8,62871</text:p>
          </table:table-cell>
          <table:table-cell office:value-type="float" office:value="8.5912" calcext:value-type="float">
            <text:p>8,5912</text:p>
          </table:table-cell>
          <table:table-cell office:value-type="float" office:value="17.626" calcext:value-type="float">
            <text:p>17,626</text:p>
          </table:table-cell>
          <table:table-cell office:value-type="float" office:value="18.0265" calcext:value-type="float">
            <text:p>18,0265</text:p>
          </table:table-cell>
          <table:table-cell office:value-type="float" office:value="17.2569" calcext:value-type="float">
            <text:p>17,2569</text:p>
          </table:table-cell>
          <table:table-cell office:value-type="float" office:value="17.1682" calcext:value-type="float">
            <text:p>17,1682</text:p>
          </table:table-cell>
          <table:table-cell office:value-type="float" office:value="35.4" calcext:value-type="float">
            <text:p>35,4</text:p>
          </table:table-cell>
          <table:table-cell office:value-type="float" office:value="36.0493" calcext:value-type="float">
            <text:p>36,0493</text:p>
          </table:table-cell>
          <table:table-cell office:value-type="float" office:value="34.5047" calcext:value-type="float">
            <text:p>34,5047</text:p>
          </table:table-cell>
          <table:table-cell office:value-type="float" office:value="34.3434" calcext:value-type="float">
            <text:p>34,3434</text:p>
          </table:table-cell>
          <table:table-cell office:value-type="float" office:value="70.7911" calcext:value-type="float">
            <text:p>70,7911</text:p>
          </table:table-cell>
          <table:table-cell office:value-type="float" office:value="72.1167" calcext:value-type="float">
            <text:p>72,1167</text:p>
          </table:table-cell>
          <table:table-cell office:value-type="float" office:value="68.9632" calcext:value-type="float">
            <text:p>68,9632</text:p>
          </table:table-cell>
          <table:table-cell office:value-type="float" office:value="67.7321" calcext:value-type="float">
            <text:p>67,7321</text:p>
          </table:table-cell>
          <table:table-cell table:number-columns-repeated="2"/>
          <table:table-cell office:value-type="string" calcext:value-type="string">
            <text:p>4.64072</text:p>
          </table:table-cell>
          <table:table-cell/>
          <table:table-cell office:value-type="string" calcext:value-type="string">
            <text:p>DESV %: 0.0523599</text:p>
          </table:table-cell>
          <table:table-cell table:number-columns-repeated="983"/>
        </table:table-row>
        <table:table-row table:style-name="ro1">
          <table:table-cell office:value-type="float" office:value="0.305738" calcext:value-type="float">
            <text:p>0,305738</text:p>
          </table:table-cell>
          <table:table-cell office:value-type="float" office:value="0.309194" calcext:value-type="float">
            <text:p>0,309194</text:p>
          </table:table-cell>
          <table:table-cell office:value-type="float" office:value="0.298148" calcext:value-type="float">
            <text:p>0,298148</text:p>
          </table:table-cell>
          <table:table-cell office:value-type="float" office:value="0.292893" calcext:value-type="float">
            <text:p>0,292893</text:p>
          </table:table-cell>
          <table:table-cell office:value-type="float" office:value="0.602729" calcext:value-type="float">
            <text:p>0,602729</text:p>
          </table:table-cell>
          <table:table-cell office:value-type="float" office:value="0.611887" calcext:value-type="float">
            <text:p>0,611887</text:p>
          </table:table-cell>
          <table:table-cell office:value-type="float" office:value="0.588558" calcext:value-type="float">
            <text:p>0,588558</text:p>
          </table:table-cell>
          <table:table-cell office:value-type="float" office:value="0.593222" calcext:value-type="float">
            <text:p>0,593222</text:p>
          </table:table-cell>
          <table:table-cell office:value-type="float" office:value="1.19529" calcext:value-type="float">
            <text:p>1,19529</text:p>
          </table:table-cell>
          <table:table-cell office:value-type="float" office:value="1.21793" calcext:value-type="float">
            <text:p>1,21793</text:p>
          </table:table-cell>
          <table:table-cell office:value-type="float" office:value="1.16747" calcext:value-type="float">
            <text:p>1,16747</text:p>
          </table:table-cell>
          <table:table-cell office:value-type="float" office:value="1.17075" calcext:value-type="float">
            <text:p>1,17075</text:p>
          </table:table-cell>
          <table:table-cell office:value-type="float" office:value="2.37217" calcext:value-type="float">
            <text:p>2,37217</text:p>
          </table:table-cell>
          <table:table-cell office:value-type="float" office:value="2.41919" calcext:value-type="float">
            <text:p>2,41919</text:p>
          </table:table-cell>
          <table:table-cell office:value-type="float" office:value="2.32715" calcext:value-type="float">
            <text:p>2,32715</text:p>
          </table:table-cell>
          <table:table-cell office:value-type="float" office:value="2.3193" calcext:value-type="float">
            <text:p>2,3193</text:p>
          </table:table-cell>
          <table:table-cell office:value-type="float" office:value="4.73308" calcext:value-type="float">
            <text:p>4,73308</text:p>
          </table:table-cell>
          <table:table-cell office:value-type="float" office:value="4.82157" calcext:value-type="float">
            <text:p>4,82157</text:p>
          </table:table-cell>
          <table:table-cell office:value-type="float" office:value="4.63409" calcext:value-type="float">
            <text:p>4,63409</text:p>
          </table:table-cell>
          <table:table-cell office:value-type="float" office:value="4.6202" calcext:value-type="float">
            <text:p>4,6202</text:p>
          </table:table-cell>
          <table:table-cell office:value-type="float" office:value="9.49358" calcext:value-type="float">
            <text:p>9,49358</text:p>
          </table:table-cell>
          <table:table-cell office:value-type="float" office:value="9.65272" calcext:value-type="float">
            <text:p>9,65272</text:p>
          </table:table-cell>
          <table:table-cell office:value-type="float" office:value="9.27388" calcext:value-type="float">
            <text:p>9,27388</text:p>
          </table:table-cell>
          <table:table-cell office:value-type="float" office:value="9.2644" calcext:value-type="float">
            <text:p>9,2644</text:p>
          </table:table-cell>
          <table:table-cell office:value-type="float" office:value="18.9772" calcext:value-type="float">
            <text:p>18,9772</text:p>
          </table:table-cell>
          <table:table-cell office:value-type="float" office:value="19.2809" calcext:value-type="float">
            <text:p>19,2809</text:p>
          </table:table-cell>
          <table:table-cell office:value-type="float" office:value="18.5167" calcext:value-type="float">
            <text:p>18,5167</text:p>
          </table:table-cell>
          <table:table-cell office:value-type="float" office:value="18.5011" calcext:value-type="float">
            <text:p>18,5011</text:p>
          </table:table-cell>
          <table:table-cell office:value-type="float" office:value="37.8257" calcext:value-type="float">
            <text:p>37,8257</text:p>
          </table:table-cell>
          <table:table-cell office:value-type="float" office:value="38.6201" calcext:value-type="float">
            <text:p>38,6201</text:p>
          </table:table-cell>
          <table:table-cell office:value-type="float" office:value="37.0667" calcext:value-type="float">
            <text:p>37,0667</text:p>
          </table:table-cell>
          <table:table-cell office:value-type="float" office:value="36.9552" calcext:value-type="float">
            <text:p>36,9552</text:p>
          </table:table-cell>
          <table:table-cell office:value-type="float" office:value="75.6566" calcext:value-type="float">
            <text:p>75,6566</text:p>
          </table:table-cell>
          <table:table-cell office:value-type="float" office:value="77.1151" calcext:value-type="float">
            <text:p>77,1151</text:p>
          </table:table-cell>
          <table:table-cell office:value-type="float" office:value="74.0816" calcext:value-type="float">
            <text:p>74,0816</text:p>
          </table:table-cell>
          <table:table-cell office:value-type="float" office:value="72.7909" calcext:value-type="float">
            <text:p>72,7909</text:p>
          </table:table-cell>
          <table:table-cell table:number-columns-repeated="2"/>
          <table:table-cell office:value-type="string" calcext:value-type="string">
            <text:p>6.20373</text:p>
          </table:table-cell>
          <table:table-cell/>
          <table:table-cell office:value-type="string" calcext:value-type="string">
            <text:p>DESV %: 0.0289133</text:p>
          </table:table-cell>
          <table:table-cell table:number-columns-repeated="983"/>
        </table:table-row>
        <table:table-row table:style-name="ro1">
          <table:table-cell office:value-type="float" office:value="0.330612" calcext:value-type="float">
            <text:p>0,330612</text:p>
          </table:table-cell>
          <table:table-cell office:value-type="float" office:value="0.335406" calcext:value-type="float">
            <text:p>0,335406</text:p>
          </table:table-cell>
          <table:table-cell office:value-type="float" office:value="0.324237" calcext:value-type="float">
            <text:p>0,324237</text:p>
          </table:table-cell>
          <table:table-cell office:value-type="float" office:value="0.32258" calcext:value-type="float">
            <text:p>0,32258</text:p>
          </table:table-cell>
          <table:table-cell office:value-type="float" office:value="0.650694" calcext:value-type="float">
            <text:p>0,650694</text:p>
          </table:table-cell>
          <table:table-cell office:value-type="float" office:value="0.660183" calcext:value-type="float">
            <text:p>0,660183</text:p>
          </table:table-cell>
          <table:table-cell office:value-type="float" office:value="0.637359" calcext:value-type="float">
            <text:p>0,637359</text:p>
          </table:table-cell>
          <table:table-cell office:value-type="float" office:value="0.641588" calcext:value-type="float">
            <text:p>0,641588</text:p>
          </table:table-cell>
          <table:table-cell office:value-type="float" office:value="1.28862" calcext:value-type="float">
            <text:p>1,28862</text:p>
          </table:table-cell>
          <table:table-cell office:value-type="float" office:value="1.30784" calcext:value-type="float">
            <text:p>1,30784</text:p>
          </table:table-cell>
          <table:table-cell office:value-type="float" office:value="1.26165" calcext:value-type="float">
            <text:p>1,26165</text:p>
          </table:table-cell>
          <table:table-cell office:value-type="float" office:value="1.26606" calcext:value-type="float">
            <text:p>1,26606</text:p>
          </table:table-cell>
          <table:table-cell office:value-type="float" office:value="2.55752" calcext:value-type="float">
            <text:p>2,55752</text:p>
          </table:table-cell>
          <table:table-cell office:value-type="float" office:value="2.60338" calcext:value-type="float">
            <text:p>2,60338</text:p>
          </table:table-cell>
          <table:table-cell office:value-type="float" office:value="2.51394" calcext:value-type="float">
            <text:p>2,51394</text:p>
          </table:table-cell>
          <table:table-cell office:value-type="float" office:value="2.50861" calcext:value-type="float">
            <text:p>2,50861</text:p>
          </table:table-cell>
          <table:table-cell office:value-type="float" office:value="5.1024" calcext:value-type="float">
            <text:p>5,1024</text:p>
          </table:table-cell>
          <table:table-cell office:value-type="float" office:value="5.18631" calcext:value-type="float">
            <text:p>5,18631</text:p>
          </table:table-cell>
          <table:table-cell office:value-type="float" office:value="5.00413" calcext:value-type="float">
            <text:p>5,00413</text:p>
          </table:table-cell>
          <table:table-cell office:value-type="float" office:value="4.99297" calcext:value-type="float">
            <text:p>4,99297</text:p>
          </table:table-cell>
          <table:table-cell office:value-type="float" office:value="10.1969" calcext:value-type="float">
            <text:p>10,1969</text:p>
          </table:table-cell>
          <table:table-cell office:value-type="float" office:value="10.3662" calcext:value-type="float">
            <text:p>10,3662</text:p>
          </table:table-cell>
          <table:table-cell office:value-type="float" office:value="9.99927" calcext:value-type="float">
            <text:p>9,99927</text:p>
          </table:table-cell>
          <table:table-cell office:value-type="float" office:value="9.95867" calcext:value-type="float">
            <text:p>9,95867</text:p>
          </table:table-cell>
          <table:table-cell office:value-type="float" office:value="20.3731" calcext:value-type="float">
            <text:p>20,3731</text:p>
          </table:table-cell>
          <table:table-cell office:value-type="float" office:value="20.7333" calcext:value-type="float">
            <text:p>20,7333</text:p>
          </table:table-cell>
          <table:table-cell office:value-type="float" office:value="20.0236" calcext:value-type="float">
            <text:p>20,0236</text:p>
          </table:table-cell>
          <table:table-cell office:value-type="float" office:value="19.8897" calcext:value-type="float">
            <text:p>19,8897</text:p>
          </table:table-cell>
          <table:table-cell office:value-type="float" office:value="40.5939" calcext:value-type="float">
            <text:p>40,5939</text:p>
          </table:table-cell>
          <table:table-cell office:value-type="float" office:value="41.4583" calcext:value-type="float">
            <text:p>41,4583</text:p>
          </table:table-cell>
          <table:table-cell office:value-type="float" office:value="39.9725" calcext:value-type="float">
            <text:p>39,9725</text:p>
          </table:table-cell>
          <table:table-cell office:value-type="float" office:value="39.7487" calcext:value-type="float">
            <text:p>39,7487</text:p>
          </table:table-cell>
          <table:table-cell office:value-type="float" office:value="82.1679" calcext:value-type="float">
            <text:p>82,1679</text:p>
          </table:table-cell>
          <table:table-cell office:value-type="float" office:value="82.8205" calcext:value-type="float">
            <text:p>82,8205</text:p>
          </table:table-cell>
          <table:table-cell office:value-type="float" office:value="80.0496" calcext:value-type="float">
            <text:p>80,0496</text:p>
          </table:table-cell>
          <table:table-cell office:value-type="float" office:value="78.5245" calcext:value-type="float">
            <text:p>78,5245</text:p>
          </table:table-cell>
          <table:table-cell table:number-columns-repeated="2"/>
          <table:table-cell office:value-type="string" calcext:value-type="string">
            <text:p>8.36544</text:p>
          </table:table-cell>
          <table:table-cell/>
          <table:table-cell office:value-type="string" calcext:value-type="string">
            <text:p>DESV %: 0.0371549</text:p>
          </table:table-cell>
          <table:table-cell table:number-columns-repeated="983"/>
        </table:table-row>
        <table:table-row table:style-name="ro1">
          <table:table-cell office:value-type="float" office:value="0.360911" calcext:value-type="float">
            <text:p>0,360911</text:p>
          </table:table-cell>
          <table:table-cell office:value-type="float" office:value="0.36782" calcext:value-type="float">
            <text:p>0,36782</text:p>
          </table:table-cell>
          <table:table-cell office:value-type="float" office:value="0.356438" calcext:value-type="float">
            <text:p>0,356438</text:p>
          </table:table-cell>
          <table:table-cell office:value-type="float" office:value="0.352432" calcext:value-type="float">
            <text:p>0,352432</text:p>
          </table:table-cell>
          <table:table-cell office:value-type="float" office:value="0.701029" calcext:value-type="float">
            <text:p>0,701029</text:p>
          </table:table-cell>
          <table:table-cell office:value-type="float" office:value="0.712691" calcext:value-type="float">
            <text:p>0,712691</text:p>
          </table:table-cell>
          <table:table-cell office:value-type="float" office:value="0.690844" calcext:value-type="float">
            <text:p>0,690844</text:p>
          </table:table-cell>
          <table:table-cell office:value-type="float" office:value="0.695438" calcext:value-type="float">
            <text:p>0,695438</text:p>
          </table:table-cell>
          <table:table-cell office:value-type="float" office:value="1.38011" calcext:value-type="float">
            <text:p>1,38011</text:p>
          </table:table-cell>
          <table:table-cell office:value-type="float" office:value="1.41446" calcext:value-type="float">
            <text:p>1,41446</text:p>
          </table:table-cell>
          <table:table-cell office:value-type="float" office:value="1.35705" calcext:value-type="float">
            <text:p>1,35705</text:p>
          </table:table-cell>
          <table:table-cell office:value-type="float" office:value="1.36172" calcext:value-type="float">
            <text:p>1,36172</text:p>
          </table:table-cell>
          <table:table-cell office:value-type="float" office:value="2.73363" calcext:value-type="float">
            <text:p>2,73363</text:p>
          </table:table-cell>
          <table:table-cell office:value-type="float" office:value="2.82143" calcext:value-type="float">
            <text:p>2,82143</text:p>
          </table:table-cell>
          <table:table-cell office:value-type="float" office:value="2.69955" calcext:value-type="float">
            <text:p>2,69955</text:p>
          </table:table-cell>
          <table:table-cell office:value-type="float" office:value="2.68839" calcext:value-type="float">
            <text:p>2,68839</text:p>
          </table:table-cell>
          <table:table-cell office:value-type="float" office:value="5.44168" calcext:value-type="float">
            <text:p>5,44168</text:p>
          </table:table-cell>
          <table:table-cell office:value-type="float" office:value="5.55067" calcext:value-type="float">
            <text:p>5,55067</text:p>
          </table:table-cell>
          <table:table-cell office:value-type="float" office:value="5.37928" calcext:value-type="float">
            <text:p>5,37928</text:p>
          </table:table-cell>
          <table:table-cell office:value-type="float" office:value="5.33932" calcext:value-type="float">
            <text:p>5,33932</text:p>
          </table:table-cell>
          <table:table-cell office:value-type="float" office:value="10.8647" calcext:value-type="float">
            <text:p>10,8647</text:p>
          </table:table-cell>
          <table:table-cell office:value-type="float" office:value="11.0696" calcext:value-type="float">
            <text:p>11,0696</text:p>
          </table:table-cell>
          <table:table-cell office:value-type="float" office:value="10.6978" calcext:value-type="float">
            <text:p>10,6978</text:p>
          </table:table-cell>
          <table:table-cell office:value-type="float" office:value="10.7902" calcext:value-type="float">
            <text:p>10,7902</text:p>
          </table:table-cell>
          <table:table-cell office:value-type="float" office:value="21.7116" calcext:value-type="float">
            <text:p>21,7116</text:p>
          </table:table-cell>
          <table:table-cell office:value-type="float" office:value="22.1172" calcext:value-type="float">
            <text:p>22,1172</text:p>
          </table:table-cell>
          <table:table-cell office:value-type="float" office:value="21.3656" calcext:value-type="float">
            <text:p>21,3656</text:p>
          </table:table-cell>
          <table:table-cell office:value-type="float" office:value="21.3373" calcext:value-type="float">
            <text:p>21,3373</text:p>
          </table:table-cell>
          <table:table-cell office:value-type="float" office:value="43.9916" calcext:value-type="float">
            <text:p>43,9916</text:p>
          </table:table-cell>
          <table:table-cell office:value-type="float" office:value="44.211" calcext:value-type="float">
            <text:p>44,211</text:p>
          </table:table-cell>
          <table:table-cell office:value-type="float" office:value="42.921" calcext:value-type="float">
            <text:p>42,921</text:p>
          </table:table-cell>
          <table:table-cell office:value-type="float" office:value="42.5884" calcext:value-type="float">
            <text:p>42,5884</text:p>
          </table:table-cell>
          <table:table-cell office:value-type="float" office:value="87.0746" calcext:value-type="float">
            <text:p>87,0746</text:p>
          </table:table-cell>
          <table:table-cell office:value-type="float" office:value="88.9877" calcext:value-type="float">
            <text:p>88,9877</text:p>
          </table:table-cell>
          <table:table-cell office:value-type="float" office:value="85.9999" calcext:value-type="float">
            <text:p>85,9999</text:p>
          </table:table-cell>
          <table:table-cell office:value-type="float" office:value="84.0727" calcext:value-type="float">
            <text:p>84,0727</text:p>
          </table:table-cell>
          <table:table-cell table:number-columns-repeated="2"/>
          <table:table-cell office:value-type="string" calcext:value-type="string">
            <text:p>11.1475</text:p>
          </table:table-cell>
          <table:table-cell/>
          <table:table-cell office:value-type="string" calcext:value-type="string">
            <text:p>DESV %: 0.0269888</text:p>
          </table:table-cell>
          <table:table-cell table:number-columns-repeated="983"/>
        </table:table-row>
        <table:table-row table:style-name="ro1">
          <table:table-cell office:value-type="float" office:value="0.406892" calcext:value-type="float">
            <text:p>0,406892</text:p>
          </table:table-cell>
          <table:table-cell office:value-type="float" office:value="0.414611" calcext:value-type="float">
            <text:p>0,414611</text:p>
          </table:table-cell>
          <table:table-cell office:value-type="float" office:value="0.406166" calcext:value-type="float">
            <text:p>0,406166</text:p>
          </table:table-cell>
          <table:table-cell office:value-type="float" office:value="0.398032" calcext:value-type="float">
            <text:p>0,398032</text:p>
          </table:table-cell>
          <table:table-cell office:value-type="float" office:value="0.765153" calcext:value-type="float">
            <text:p>0,765153</text:p>
          </table:table-cell>
          <table:table-cell office:value-type="float" office:value="0.792275" calcext:value-type="float">
            <text:p>0,792275</text:p>
          </table:table-cell>
          <table:table-cell office:value-type="float" office:value="0.770076" calcext:value-type="float">
            <text:p>0,770076</text:p>
          </table:table-cell>
          <table:table-cell office:value-type="float" office:value="0.763146" calcext:value-type="float">
            <text:p>0,763146</text:p>
          </table:table-cell>
          <table:table-cell office:value-type="float" office:value="1.49055" calcext:value-type="float">
            <text:p>1,49055</text:p>
          </table:table-cell>
          <table:table-cell office:value-type="float" office:value="1.52672" calcext:value-type="float">
            <text:p>1,52672</text:p>
          </table:table-cell>
          <table:table-cell office:value-type="float" office:value="1.49694" calcext:value-type="float">
            <text:p>1,49694</text:p>
          </table:table-cell>
          <table:table-cell office:value-type="float" office:value="1.4768" calcext:value-type="float">
            <text:p>1,4768</text:p>
          </table:table-cell>
          <table:table-cell office:value-type="float" office:value="2.94251" calcext:value-type="float">
            <text:p>2,94251</text:p>
          </table:table-cell>
          <table:table-cell office:value-type="float" office:value="3.08455" calcext:value-type="float">
            <text:p>3,08455</text:p>
          </table:table-cell>
          <table:table-cell office:value-type="float" office:value="2.92783" calcext:value-type="float">
            <text:p>2,92783</text:p>
          </table:table-cell>
          <table:table-cell office:value-type="float" office:value="2.90472" calcext:value-type="float">
            <text:p>2,90472</text:p>
          </table:table-cell>
          <table:table-cell office:value-type="float" office:value="5.89366" calcext:value-type="float">
            <text:p>5,89366</text:p>
          </table:table-cell>
          <table:table-cell office:value-type="float" office:value="5.98726" calcext:value-type="float">
            <text:p>5,98726</text:p>
          </table:table-cell>
          <table:table-cell office:value-type="float" office:value="5.81393" calcext:value-type="float">
            <text:p>5,81393</text:p>
          </table:table-cell>
          <table:table-cell office:value-type="float" office:value="5.74174" calcext:value-type="float">
            <text:p>5,74174</text:p>
          </table:table-cell>
          <table:table-cell office:value-type="float" office:value="11.8255" calcext:value-type="float">
            <text:p>11,8255</text:p>
          </table:table-cell>
          <table:table-cell office:value-type="float" office:value="11.9308" calcext:value-type="float">
            <text:p>11,9308</text:p>
          </table:table-cell>
          <table:table-cell office:value-type="float" office:value="11.8508" calcext:value-type="float">
            <text:p>11,8508</text:p>
          </table:table-cell>
          <table:table-cell office:value-type="float" office:value="11.7097" calcext:value-type="float">
            <text:p>11,7097</text:p>
          </table:table-cell>
          <table:table-cell office:value-type="float" office:value="23.1658" calcext:value-type="float">
            <text:p>23,1658</text:p>
          </table:table-cell>
          <table:table-cell office:value-type="float" office:value="23.8849" calcext:value-type="float">
            <text:p>23,8849</text:p>
          </table:table-cell>
          <table:table-cell office:value-type="float" office:value="22.8716" calcext:value-type="float">
            <text:p>22,8716</text:p>
          </table:table-cell>
          <table:table-cell office:value-type="float" office:value="22.8702" calcext:value-type="float">
            <text:p>22,8702</text:p>
          </table:table-cell>
          <table:table-cell office:value-type="float" office:value="46.9122" calcext:value-type="float">
            <text:p>46,9122</text:p>
          </table:table-cell>
          <table:table-cell office:value-type="float" office:value="47.178" calcext:value-type="float">
            <text:p>47,178</text:p>
          </table:table-cell>
          <table:table-cell office:value-type="float" office:value="46.3744" calcext:value-type="float">
            <text:p>46,3744</text:p>
          </table:table-cell>
          <table:table-cell office:value-type="float" office:value="45.7432" calcext:value-type="float">
            <text:p>45,7432</text:p>
          </table:table-cell>
          <table:table-cell office:value-type="float" office:value="95.4255" calcext:value-type="float">
            <text:p>95,4255</text:p>
          </table:table-cell>
          <table:table-cell office:value-type="float" office:value="96.2056" calcext:value-type="float">
            <text:p>96,2056</text:p>
          </table:table-cell>
          <table:table-cell office:value-type="float" office:value="92.9439" calcext:value-type="float">
            <text:p>92,9439</text:p>
          </table:table-cell>
          <table:table-cell office:value-type="float" office:value="91.3384" calcext:value-type="float">
            <text:p>91,3384</text:p>
          </table:table-cell>
          <table:table-cell table:number-columns-repeated="2"/>
          <table:table-cell office:value-type="string" calcext:value-type="string">
            <text:p>15.9358</text:p>
          </table:table-cell>
          <table:table-cell/>
          <table:table-cell office:value-type="string" calcext:value-type="string">
            <text:p>DESV %: 0.0337186</text:p>
          </table:table-cell>
          <table:table-cell table:number-columns-repeated="983"/>
        </table:table-row>
        <table:table-row table:style-name="ro1">
          <table:table-cell office:value-type="float" office:value="0.475138" calcext:value-type="float">
            <text:p>0,475138</text:p>
          </table:table-cell>
          <table:table-cell office:value-type="float" office:value="0.498294" calcext:value-type="float">
            <text:p>0,498294</text:p>
          </table:table-cell>
          <table:table-cell office:value-type="float" office:value="0.487786" calcext:value-type="float">
            <text:p>0,487786</text:p>
          </table:table-cell>
          <table:table-cell office:value-type="float" office:value="0.471009" calcext:value-type="float">
            <text:p>0,471009</text:p>
          </table:table-cell>
          <table:table-cell office:value-type="float" office:value="0.862127" calcext:value-type="float">
            <text:p>0,862127</text:p>
          </table:table-cell>
          <table:table-cell office:value-type="float" office:value="0.921708" calcext:value-type="float">
            <text:p>0,921708</text:p>
          </table:table-cell>
          <table:table-cell office:value-type="float" office:value="0.894964" calcext:value-type="float">
            <text:p>0,894964</text:p>
          </table:table-cell>
          <table:table-cell office:value-type="float" office:value="0.864525" calcext:value-type="float">
            <text:p>0,864525</text:p>
          </table:table-cell>
          <table:table-cell office:value-type="float" office:value="1.6794" calcext:value-type="float">
            <text:p>1,6794</text:p>
          </table:table-cell>
          <table:table-cell office:value-type="float" office:value="1.71189" calcext:value-type="float">
            <text:p>1,71189</text:p>
          </table:table-cell>
          <table:table-cell office:value-type="float" office:value="1.673" calcext:value-type="float">
            <text:p>1,673</text:p>
          </table:table-cell>
          <table:table-cell office:value-type="float" office:value="1.63453" calcext:value-type="float">
            <text:p>1,63453</text:p>
          </table:table-cell>
          <table:table-cell office:value-type="float" office:value="3.20234" calcext:value-type="float">
            <text:p>3,20234</text:p>
          </table:table-cell>
          <table:table-cell office:value-type="float" office:value="3.40925" calcext:value-type="float">
            <text:p>3,40925</text:p>
          </table:table-cell>
          <table:table-cell office:value-type="float" office:value="3.24103" calcext:value-type="float">
            <text:p>3,24103</text:p>
          </table:table-cell>
          <table:table-cell office:value-type="float" office:value="3.18135" calcext:value-type="float">
            <text:p>3,18135</text:p>
          </table:table-cell>
          <table:table-cell office:value-type="float" office:value="6.30829" calcext:value-type="float">
            <text:p>6,30829</text:p>
          </table:table-cell>
          <table:table-cell office:value-type="float" office:value="6.65353" calcext:value-type="float">
            <text:p>6,65353</text:p>
          </table:table-cell>
          <table:table-cell office:value-type="float" office:value="6.45326" calcext:value-type="float">
            <text:p>6,45326</text:p>
          </table:table-cell>
          <table:table-cell office:value-type="float" office:value="6.27113" calcext:value-type="float">
            <text:p>6,27113</text:p>
          </table:table-cell>
          <table:table-cell office:value-type="float" office:value="12.5821" calcext:value-type="float">
            <text:p>12,5821</text:p>
          </table:table-cell>
          <table:table-cell office:value-type="float" office:value="12.942" calcext:value-type="float">
            <text:p>12,942</text:p>
          </table:table-cell>
          <table:table-cell office:value-type="float" office:value="12.7403" calcext:value-type="float">
            <text:p>12,7403</text:p>
          </table:table-cell>
          <table:table-cell office:value-type="float" office:value="12.704" calcext:value-type="float">
            <text:p>12,704</text:p>
          </table:table-cell>
          <table:table-cell office:value-type="float" office:value="24.9257" calcext:value-type="float">
            <text:p>24,9257</text:p>
          </table:table-cell>
          <table:table-cell office:value-type="float" office:value="26.0456" calcext:value-type="float">
            <text:p>26,0456</text:p>
          </table:table-cell>
          <table:table-cell office:value-type="float" office:value="25.5859" calcext:value-type="float">
            <text:p>25,5859</text:p>
          </table:table-cell>
          <table:table-cell office:value-type="float" office:value="24.5198" calcext:value-type="float">
            <text:p>24,5198</text:p>
          </table:table-cell>
          <table:table-cell office:value-type="float" office:value="50.4704" calcext:value-type="float">
            <text:p>50,4704</text:p>
          </table:table-cell>
          <table:table-cell office:value-type="float" office:value="51.485" calcext:value-type="float">
            <text:p>51,485</text:p>
          </table:table-cell>
          <table:table-cell office:value-type="float" office:value="50.7425" calcext:value-type="float">
            <text:p>50,7425</text:p>
          </table:table-cell>
          <table:table-cell office:value-type="float" office:value="49.2388" calcext:value-type="float">
            <text:p>49,2388</text:p>
          </table:table-cell>
          <table:table-cell office:value-type="float" office:value="100.796" calcext:value-type="float">
            <text:p>100,796</text:p>
          </table:table-cell>
          <table:table-cell office:value-type="float" office:value="103.358" calcext:value-type="float">
            <text:p>103,358</text:p>
          </table:table-cell>
          <table:table-cell office:value-type="float" office:value="100.449" calcext:value-type="float">
            <text:p>100,449</text:p>
          </table:table-cell>
          <table:table-cell office:value-type="float" office:value="97.8502" calcext:value-type="float">
            <text:p>97,8502</text:p>
          </table:table-cell>
          <table:table-cell table:number-columns-repeated="2"/>
          <table:table-cell office:value-type="string" calcext:value-type="string">
            <text:p>19.0845</text:p>
          </table:table-cell>
          <table:table-cell/>
          <table:table-cell office:value-type="string" calcext:value-type="string">
            <text:p>DESV %: 0.0253466</text:p>
          </table:table-cell>
          <table:table-cell table:number-columns-repeated="983"/>
        </table:table-row>
        <table:table-row table:style-name="ro1">
          <table:table-cell office:value-type="float" office:value="0.580236" calcext:value-type="float">
            <text:p>0,580236</text:p>
          </table:table-cell>
          <table:table-cell office:value-type="float" office:value="0.617508" calcext:value-type="float">
            <text:p>0,617508</text:p>
          </table:table-cell>
          <table:table-cell office:value-type="float" office:value="0.609481" calcext:value-type="float">
            <text:p>0,609481</text:p>
          </table:table-cell>
          <table:table-cell office:value-type="float" office:value="0.583492" calcext:value-type="float">
            <text:p>0,583492</text:p>
          </table:table-cell>
          <table:table-cell office:value-type="float" office:value="0.996545" calcext:value-type="float">
            <text:p>0,996545</text:p>
          </table:table-cell>
          <table:table-cell office:value-type="float" office:value="1.08449" calcext:value-type="float">
            <text:p>1,08449</text:p>
          </table:table-cell>
          <table:table-cell office:value-type="float" office:value="1.04912" calcext:value-type="float">
            <text:p>1,04912</text:p>
          </table:table-cell>
          <table:table-cell office:value-type="float" office:value="1.0378" calcext:value-type="float">
            <text:p>1,0378</text:p>
          </table:table-cell>
          <table:table-cell office:value-type="float" office:value="1.84308" calcext:value-type="float">
            <text:p>1,84308</text:p>
          </table:table-cell>
          <table:table-cell office:value-type="float" office:value="1.96009" calcext:value-type="float">
            <text:p>1,96009</text:p>
          </table:table-cell>
          <table:table-cell office:value-type="float" office:value="1.91639" calcext:value-type="float">
            <text:p>1,91639</text:p>
          </table:table-cell>
          <table:table-cell office:value-type="float" office:value="1.8454" calcext:value-type="float">
            <text:p>1,8454</text:p>
          </table:table-cell>
          <table:table-cell office:value-type="float" office:value="3.53923" calcext:value-type="float">
            <text:p>3,53923</text:p>
          </table:table-cell>
          <table:table-cell office:value-type="float" office:value="3.80424" calcext:value-type="float">
            <text:p>3,80424</text:p>
          </table:table-cell>
          <table:table-cell office:value-type="float" office:value="3.63067" calcext:value-type="float">
            <text:p>3,63067</text:p>
          </table:table-cell>
          <table:table-cell office:value-type="float" office:value="3.62485" calcext:value-type="float">
            <text:p>3,62485</text:p>
          </table:table-cell>
          <table:table-cell office:value-type="float" office:value="6.8015" calcext:value-type="float">
            <text:p>6,8015</text:p>
          </table:table-cell>
          <table:table-cell office:value-type="float" office:value="7.22029" calcext:value-type="float">
            <text:p>7,22029</text:p>
          </table:table-cell>
          <table:table-cell office:value-type="float" office:value="7.15371" calcext:value-type="float">
            <text:p>7,15371</text:p>
          </table:table-cell>
          <table:table-cell office:value-type="float" office:value="6.76297" calcext:value-type="float">
            <text:p>6,76297</text:p>
          </table:table-cell>
          <table:table-cell office:value-type="float" office:value="13.675" calcext:value-type="float">
            <text:p>13,675</text:p>
          </table:table-cell>
          <table:table-cell office:value-type="float" office:value="14.2205" calcext:value-type="float">
            <text:p>14,2205</text:p>
          </table:table-cell>
          <table:table-cell office:value-type="float" office:value="13.9629" calcext:value-type="float">
            <text:p>13,9629</text:p>
          </table:table-cell>
          <table:table-cell office:value-type="float" office:value="13.9503" calcext:value-type="float">
            <text:p>13,9503</text:p>
          </table:table-cell>
          <table:table-cell office:value-type="float" office:value="26.8292" calcext:value-type="float">
            <text:p>26,8292</text:p>
          </table:table-cell>
          <table:table-cell office:value-type="float" office:value="28.3061" calcext:value-type="float">
            <text:p>28,3061</text:p>
          </table:table-cell>
          <table:table-cell office:value-type="float" office:value="28.1927" calcext:value-type="float">
            <text:p>28,1927</text:p>
          </table:table-cell>
          <table:table-cell office:value-type="float" office:value="26.916" calcext:value-type="float">
            <text:p>26,916</text:p>
          </table:table-cell>
          <table:table-cell office:value-type="float" office:value="55.3587" calcext:value-type="float">
            <text:p>55,3587</text:p>
          </table:table-cell>
          <table:table-cell office:value-type="float" office:value="56.2569" calcext:value-type="float">
            <text:p>56,2569</text:p>
          </table:table-cell>
          <table:table-cell office:value-type="float" office:value="54.0388" calcext:value-type="float">
            <text:p>54,0388</text:p>
          </table:table-cell>
          <table:table-cell office:value-type="float" office:value="53.2402" calcext:value-type="float">
            <text:p>53,2402</text:p>
          </table:table-cell>
          <table:table-cell office:value-type="float" office:value="110.588" calcext:value-type="float">
            <text:p>110,588</text:p>
          </table:table-cell>
          <table:table-cell office:value-type="float" office:value="112.137" calcext:value-type="float">
            <text:p>112,137</text:p>
          </table:table-cell>
          <table:table-cell office:value-type="float" office:value="110.617" calcext:value-type="float">
            <text:p>110,617</text:p>
          </table:table-cell>
          <table:table-cell office:value-type="float" office:value="107.043" calcext:value-type="float">
            <text:p>107,043</text:p>
          </table:table-cell>
          <table:table-cell table:number-columns-repeated="2"/>
          <table:table-cell office:value-type="string" calcext:value-type="string">
            <text:p>21.9436</text:p>
          </table:table-cell>
          <table:table-cell/>
          <table:table-cell office:value-type="string" calcext:value-type="string">
            <text:p>DESV %: 0.0171771</text:p>
          </table:table-cell>
          <table:table-cell table:number-columns-repeated="983"/>
        </table:table-row>
        <table:table-row table:style-name="ro2">
          <table:table-cell table:style-name="ce1"/>
          <table:table-cell table:number-columns-repeated="3"/>
          <table:table-cell office:value-type="float" office:value="1.22236" calcext:value-type="float">
            <text:p>1,22236</text:p>
          </table:table-cell>
          <table:table-cell office:value-type="float" office:value="1.3182" calcext:value-type="float">
            <text:p>1,3182</text:p>
          </table:table-cell>
          <table:table-cell office:value-type="float" office:value="1.29038" calcext:value-type="float">
            <text:p>1,29038</text:p>
          </table:table-cell>
          <table:table-cell office:value-type="float" office:value="1.27232" calcext:value-type="float">
            <text:p>1,27232</text:p>
          </table:table-cell>
          <table:table-cell office:value-type="float" office:value="2.12706" calcext:value-type="float">
            <text:p>2,12706</text:p>
          </table:table-cell>
          <table:table-cell office:value-type="float" office:value="2.28501" calcext:value-type="float">
            <text:p>2,28501</text:p>
          </table:table-cell>
          <table:table-cell office:value-type="float" office:value="2.22685" calcext:value-type="float">
            <text:p>2,22685</text:p>
          </table:table-cell>
          <table:table-cell office:value-type="float" office:value="2.19759" calcext:value-type="float">
            <text:p>2,19759</text:p>
          </table:table-cell>
          <table:table-cell office:value-type="float" office:value="3.89445" calcext:value-type="float">
            <text:p>3,89445</text:p>
          </table:table-cell>
          <table:table-cell office:value-type="float" office:value="4.20256" calcext:value-type="float">
            <text:p>4,20256</text:p>
          </table:table-cell>
          <table:table-cell office:value-type="float" office:value="4.09853" calcext:value-type="float">
            <text:p>4,09853</text:p>
          </table:table-cell>
          <table:table-cell office:value-type="float" office:value="4.07177" calcext:value-type="float">
            <text:p>4,07177</text:p>
          </table:table-cell>
          <table:table-cell office:value-type="float" office:value="7.51582" calcext:value-type="float">
            <text:p>7,51582</text:p>
          </table:table-cell>
          <table:table-cell office:value-type="float" office:value="8.02441" calcext:value-type="float">
            <text:p>8,02441</text:p>
          </table:table-cell>
          <table:table-cell office:value-type="float" office:value="7.81459" calcext:value-type="float">
            <text:p>7,81459</text:p>
          </table:table-cell>
          <table:table-cell office:value-type="float" office:value="7.74922" calcext:value-type="float">
            <text:p>7,74922</text:p>
          </table:table-cell>
          <table:table-cell office:value-type="float" office:value="14.6188" calcext:value-type="float">
            <text:p>14,6188</text:p>
          </table:table-cell>
          <table:table-cell office:value-type="float" office:value="15.6116" calcext:value-type="float">
            <text:p>15,6116</text:p>
          </table:table-cell>
          <table:table-cell office:value-type="float" office:value="15.3727" calcext:value-type="float">
            <text:p>15,3727</text:p>
          </table:table-cell>
          <table:table-cell office:value-type="float" office:value="15.1817" calcext:value-type="float">
            <text:p>15,1817</text:p>
          </table:table-cell>
          <table:table-cell office:value-type="float" office:value="28.954" calcext:value-type="float">
            <text:p>28,954</text:p>
          </table:table-cell>
          <table:table-cell office:value-type="float" office:value="30.6569" calcext:value-type="float">
            <text:p>30,6569</text:p>
          </table:table-cell>
          <table:table-cell office:value-type="float" office:value="30.3471" calcext:value-type="float">
            <text:p>30,3471</text:p>
          </table:table-cell>
          <table:table-cell office:value-type="float" office:value="28.9178" calcext:value-type="float">
            <text:p>28,9178</text:p>
          </table:table-cell>
          <table:table-cell office:value-type="float" office:value="60.7637" calcext:value-type="float">
            <text:p>60,7637</text:p>
          </table:table-cell>
          <table:table-cell office:value-type="float" office:value="61.3082" calcext:value-type="float">
            <text:p>61,3082</text:p>
          </table:table-cell>
          <table:table-cell office:value-type="float" office:value="59.009" calcext:value-type="float">
            <text:p>59,009</text:p>
          </table:table-cell>
          <table:table-cell office:value-type="float" office:value="57.1796" calcext:value-type="float">
            <text:p>57,1796</text:p>
          </table:table-cell>
          <table:table-cell office:value-type="float" office:value="122.236" calcext:value-type="float">
            <text:p>122,236</text:p>
          </table:table-cell>
          <table:table-cell office:value-type="float" office:value="121.421" calcext:value-type="float">
            <text:p>121,421</text:p>
          </table:table-cell>
          <table:table-cell office:value-type="float" office:value="119.126" calcext:value-type="float">
            <text:p>119,126</text:p>
          </table:table-cell>
          <table:table-cell office:value-type="float" office:value="116.075" calcext:value-type="float">
            <text:p>116,075</text:p>
          </table:table-cell>
          <table:table-cell table:number-columns-repeated="2"/>
          <table:table-cell office:value-type="string" calcext:value-type="string">
            <text:p>24.5317</text:p>
          </table:table-cell>
          <table:table-cell/>
          <table:table-cell office:value-type="string" calcext:value-type="string">
            <text:p>DESV %: 4.62713</text:p>
          </table:table-cell>
          <table:table-cell table:number-columns-repeated="983"/>
        </table:table-row>
        <table:table-row table:style-name="ro2">
          <table:table-cell table:style-name="ce1"/>
          <table:table-cell table:number-columns-repeated="7"/>
          <table:table-cell office:value-type="float" office:value="2.60794" calcext:value-type="float">
            <text:p>2,60794</text:p>
          </table:table-cell>
          <table:table-cell office:value-type="float" office:value="2.77327" calcext:value-type="float">
            <text:p>2,77327</text:p>
          </table:table-cell>
          <table:table-cell office:value-type="float" office:value="2.69431" calcext:value-type="float">
            <text:p>2,69431</text:p>
          </table:table-cell>
          <table:table-cell office:value-type="float" office:value="2.70891" calcext:value-type="float">
            <text:p>2,70891</text:p>
          </table:table-cell>
          <table:table-cell office:value-type="float" office:value="4.55046" calcext:value-type="float">
            <text:p>4,55046</text:p>
          </table:table-cell>
          <table:table-cell office:value-type="float" office:value="4.86305" calcext:value-type="float">
            <text:p>4,86305</text:p>
          </table:table-cell>
          <table:table-cell office:value-type="float" office:value="4.73538" calcext:value-type="float">
            <text:p>4,73538</text:p>
          </table:table-cell>
          <table:table-cell office:value-type="float" office:value="4.78313" calcext:value-type="float">
            <text:p>4,78313</text:p>
          </table:table-cell>
          <table:table-cell office:value-type="float" office:value="8.31203" calcext:value-type="float">
            <text:p>8,31203</text:p>
          </table:table-cell>
          <table:table-cell office:value-type="float" office:value="9.11459" calcext:value-type="float">
            <text:p>9,11459</text:p>
          </table:table-cell>
          <table:table-cell office:value-type="float" office:value="8.76887" calcext:value-type="float">
            <text:p>8,76887</text:p>
          </table:table-cell>
          <table:table-cell office:value-type="float" office:value="8.80347" calcext:value-type="float">
            <text:p>8,80347</text:p>
          </table:table-cell>
          <table:table-cell office:value-type="float" office:value="16.5801" calcext:value-type="float">
            <text:p>16,5801</text:p>
          </table:table-cell>
          <table:table-cell office:value-type="float" office:value="17.1341" calcext:value-type="float">
            <text:p>17,1341</text:p>
          </table:table-cell>
          <table:table-cell office:value-type="float" office:value="16.7682" calcext:value-type="float">
            <text:p>16,7682</text:p>
          </table:table-cell>
          <table:table-cell office:value-type="float" office:value="16.8498" calcext:value-type="float">
            <text:p>16,8498</text:p>
          </table:table-cell>
          <table:table-cell office:value-type="float" office:value="30.9548" calcext:value-type="float">
            <text:p>30,9548</text:p>
          </table:table-cell>
          <table:table-cell office:value-type="float" office:value="33.2751" calcext:value-type="float">
            <text:p>33,2751</text:p>
          </table:table-cell>
          <table:table-cell office:value-type="float" office:value="31.6186" calcext:value-type="float">
            <text:p>31,6186</text:p>
          </table:table-cell>
          <table:table-cell office:value-type="float" office:value="31.0858" calcext:value-type="float">
            <text:p>31,0858</text:p>
          </table:table-cell>
          <table:table-cell office:value-type="float" office:value="65.6109" calcext:value-type="float">
            <text:p>65,6109</text:p>
          </table:table-cell>
          <table:table-cell office:value-type="float" office:value="65.98" calcext:value-type="float">
            <text:p>65,98</text:p>
          </table:table-cell>
          <table:table-cell office:value-type="float" office:value="64.6627" calcext:value-type="float">
            <text:p>64,6627</text:p>
          </table:table-cell>
          <table:table-cell office:value-type="float" office:value="63.1222" calcext:value-type="float">
            <text:p>63,1222</text:p>
          </table:table-cell>
          <table:table-cell office:value-type="float" office:value="125.841" calcext:value-type="float">
            <text:p>125,841</text:p>
          </table:table-cell>
          <table:table-cell office:value-type="float" office:value="133.028" calcext:value-type="float">
            <text:p>133,028</text:p>
          </table:table-cell>
          <table:table-cell office:value-type="float" office:value="122.667" calcext:value-type="float">
            <text:p>122,667</text:p>
          </table:table-cell>
          <table:table-cell office:value-type="float" office:value="124.203" calcext:value-type="float">
            <text:p>124,203</text:p>
          </table:table-cell>
          <table:table-cell table:number-columns-repeated="2"/>
          <table:table-cell office:value-type="string" calcext:value-type="string">
            <text:p>27.6241</text:p>
          </table:table-cell>
          <table:table-cell/>
          <table:table-cell office:value-type="string" calcext:value-type="string">
            <text:p>DESV %: 0.0352675</text:p>
          </table:table-cell>
          <table:table-cell table:number-columns-repeated="983"/>
        </table:table-row>
        <table:table-row table:style-name="ro2">
          <table:table-cell table:style-name="ce1"/>
          <table:table-cell table:number-columns-repeated="11"/>
          <table:table-cell office:value-type="float" office:value="5.61862" calcext:value-type="float">
            <text:p>5,61862</text:p>
          </table:table-cell>
          <table:table-cell office:value-type="float" office:value="5.8448" calcext:value-type="float">
            <text:p>5,8448</text:p>
          </table:table-cell>
          <table:table-cell office:value-type="float" office:value="5.63782" calcext:value-type="float">
            <text:p>5,63782</text:p>
          </table:table-cell>
          <table:table-cell office:value-type="float" office:value="5.75976" calcext:value-type="float">
            <text:p>5,75976</text:p>
          </table:table-cell>
          <table:table-cell office:value-type="float" office:value="9.51459" calcext:value-type="float">
            <text:p>9,51459</text:p>
          </table:table-cell>
          <table:table-cell office:value-type="float" office:value="10.2363" calcext:value-type="float">
            <text:p>10,2363</text:p>
          </table:table-cell>
          <table:table-cell office:value-type="float" office:value="10.0895" calcext:value-type="float">
            <text:p>10,0895</text:p>
          </table:table-cell>
          <table:table-cell office:value-type="float" office:value="10.0792" calcext:value-type="float">
            <text:p>10,0792</text:p>
          </table:table-cell>
          <table:table-cell office:value-type="float" office:value="17.7362" calcext:value-type="float">
            <text:p>17,7362</text:p>
          </table:table-cell>
          <table:table-cell office:value-type="float" office:value="19.3547" calcext:value-type="float">
            <text:p>19,3547</text:p>
          </table:table-cell>
          <table:table-cell office:value-type="float" office:value="18.6081" calcext:value-type="float">
            <text:p>18,6081</text:p>
          </table:table-cell>
          <table:table-cell office:value-type="float" office:value="18.764" calcext:value-type="float">
            <text:p>18,764</text:p>
          </table:table-cell>
          <table:table-cell office:value-type="float" office:value="34.3324" calcext:value-type="float">
            <text:p>34,3324</text:p>
          </table:table-cell>
          <table:table-cell office:value-type="float" office:value="36.0394" calcext:value-type="float">
            <text:p>36,0394</text:p>
          </table:table-cell>
          <table:table-cell office:value-type="float" office:value="34.0797" calcext:value-type="float">
            <text:p>34,0797</text:p>
          </table:table-cell>
          <table:table-cell office:value-type="float" office:value="34.4373" calcext:value-type="float">
            <text:p>34,4373</text:p>
          </table:table-cell>
          <table:table-cell office:value-type="float" office:value="70.0207" calcext:value-type="float">
            <text:p>70,0207</text:p>
          </table:table-cell>
          <table:table-cell office:value-type="float" office:value="69.3395" calcext:value-type="float">
            <text:p>69,3395</text:p>
          </table:table-cell>
          <table:table-cell office:value-type="float" office:value="69.1648" calcext:value-type="float">
            <text:p>69,1648</text:p>
          </table:table-cell>
          <table:table-cell office:value-type="float" office:value="68.3216" calcext:value-type="float">
            <text:p>68,3216</text:p>
          </table:table-cell>
          <table:table-cell office:value-type="float" office:value="136.331" calcext:value-type="float">
            <text:p>136,331</text:p>
          </table:table-cell>
          <table:table-cell office:value-type="float" office:value="136.681" calcext:value-type="float">
            <text:p>136,681</text:p>
          </table:table-cell>
          <table:table-cell office:value-type="float" office:value="132.011" calcext:value-type="float">
            <text:p>132,011</text:p>
          </table:table-cell>
          <table:table-cell office:value-type="float" office:value="131.05" calcext:value-type="float">
            <text:p>131,05</text:p>
          </table:table-cell>
          <table:table-cell table:number-columns-repeated="2"/>
          <table:table-cell office:value-type="string" calcext:value-type="string">
            <text:p>34.5466</text:p>
          </table:table-cell>
          <table:table-cell/>
          <table:table-cell office:value-type="string" calcext:value-type="string">
            <text:p>DESV %: 0.0299048</text:p>
          </table:table-cell>
          <table:table-cell table:number-columns-repeated="983"/>
        </table:table-row>
        <table:table-row table:style-name="ro2">
          <table:table-cell table:style-name="ce1"/>
          <table:table-cell table:number-columns-repeated="15"/>
          <table:table-cell office:value-type="float" office:value="11.6354" calcext:value-type="float">
            <text:p>11,6354</text:p>
          </table:table-cell>
          <table:table-cell office:value-type="float" office:value="12.1824" calcext:value-type="float">
            <text:p>12,1824</text:p>
          </table:table-cell>
          <table:table-cell office:value-type="float" office:value="11.9972" calcext:value-type="float">
            <text:p>11,9972</text:p>
          </table:table-cell>
          <table:table-cell office:value-type="float" office:value="11.986" calcext:value-type="float">
            <text:p>11,986</text:p>
          </table:table-cell>
          <table:table-cell office:value-type="float" office:value="20.2153" calcext:value-type="float">
            <text:p>20,2153</text:p>
          </table:table-cell>
          <table:table-cell office:value-type="float" office:value="21.7282" calcext:value-type="float">
            <text:p>21,7282</text:p>
          </table:table-cell>
          <table:table-cell office:value-type="float" office:value="21.1329" calcext:value-type="float">
            <text:p>21,1329</text:p>
          </table:table-cell>
          <table:table-cell office:value-type="float" office:value="21.2394" calcext:value-type="float">
            <text:p>21,2394</text:p>
          </table:table-cell>
          <table:table-cell office:value-type="float" office:value="37.7375" calcext:value-type="float">
            <text:p>37,7375</text:p>
          </table:table-cell>
          <table:table-cell office:value-type="float" office:value="40.9157" calcext:value-type="float">
            <text:p>40,9157</text:p>
          </table:table-cell>
          <table:table-cell office:value-type="float" office:value="38.6929" calcext:value-type="float">
            <text:p>38,6929</text:p>
          </table:table-cell>
          <table:table-cell office:value-type="float" office:value="38.7234" calcext:value-type="float">
            <text:p>38,7234</text:p>
          </table:table-cell>
          <table:table-cell office:value-type="float" office:value="73.6592" calcext:value-type="float">
            <text:p>73,6592</text:p>
          </table:table-cell>
          <table:table-cell office:value-type="float" office:value="75.8459" calcext:value-type="float">
            <text:p>75,8459</text:p>
          </table:table-cell>
          <table:table-cell office:value-type="float" office:value="74.8805" calcext:value-type="float">
            <text:p>74,8805</text:p>
          </table:table-cell>
          <table:table-cell office:value-type="float" office:value="73.5435" calcext:value-type="float">
            <text:p>73,5435</text:p>
          </table:table-cell>
          <table:table-cell office:value-type="float" office:value="147.855" calcext:value-type="float">
            <text:p>147,855</text:p>
          </table:table-cell>
          <table:table-cell office:value-type="float" office:value="147.422" calcext:value-type="float">
            <text:p>147,422</text:p>
          </table:table-cell>
          <table:table-cell office:value-type="float" office:value="145.271" calcext:value-type="float">
            <text:p>145,271</text:p>
          </table:table-cell>
          <table:table-cell office:value-type="float" office:value="143.876" calcext:value-type="float">
            <text:p>143,876</text:p>
          </table:table-cell>
          <table:table-cell table:number-columns-repeated="2"/>
          <table:table-cell office:value-type="string" calcext:value-type="string">
            <text:p>39.63</text:p>
          </table:table-cell>
          <table:table-cell/>
          <table:table-cell office:value-type="string" calcext:value-type="string">
            <text:p>DESV %: 1.73672</text:p>
          </table:table-cell>
          <table:table-cell table:number-columns-repeated="983"/>
        </table:table-row>
        <table:table-row table:style-name="ro2">
          <table:table-cell table:style-name="ce1"/>
          <table:table-cell table:number-columns-repeated="19"/>
          <table:table-cell office:value-type="float" office:value="23.8953" calcext:value-type="float">
            <text:p>23,8953</text:p>
          </table:table-cell>
          <table:table-cell office:value-type="float" office:value="25.3496" calcext:value-type="float">
            <text:p>25,3496</text:p>
          </table:table-cell>
          <table:table-cell office:value-type="float" office:value="24.983" calcext:value-type="float">
            <text:p>24,983</text:p>
          </table:table-cell>
          <table:table-cell office:value-type="float" office:value="24.8249" calcext:value-type="float">
            <text:p>24,8249</text:p>
          </table:table-cell>
          <table:table-cell office:value-type="float" office:value="42.2597" calcext:value-type="float">
            <text:p>42,2597</text:p>
          </table:table-cell>
          <table:table-cell office:value-type="float" office:value="45.1754" calcext:value-type="float">
            <text:p>45,1754</text:p>
          </table:table-cell>
          <table:table-cell office:value-type="float" office:value="44.3831" calcext:value-type="float">
            <text:p>44,3831</text:p>
          </table:table-cell>
          <table:table-cell office:value-type="float" office:value="44.4418" calcext:value-type="float">
            <text:p>44,4418</text:p>
          </table:table-cell>
          <table:table-cell office:value-type="float" office:value="78.0452" calcext:value-type="float">
            <text:p>78,0452</text:p>
          </table:table-cell>
          <table:table-cell office:value-type="float" office:value="83.6539" calcext:value-type="float">
            <text:p>83,6539</text:p>
          </table:table-cell>
          <table:table-cell office:value-type="float" office:value="80.2141" calcext:value-type="float">
            <text:p>80,2141</text:p>
          </table:table-cell>
          <table:table-cell office:value-type="float" office:value="78.081" calcext:value-type="float">
            <text:p>78,081</text:p>
          </table:table-cell>
          <table:table-cell office:value-type="float" office:value="155.988" calcext:value-type="float">
            <text:p>155,988</text:p>
          </table:table-cell>
          <table:table-cell office:value-type="float" office:value="161.015" calcext:value-type="float">
            <text:p>161,015</text:p>
          </table:table-cell>
          <table:table-cell office:value-type="float" office:value="157.513" calcext:value-type="float">
            <text:p>157,513</text:p>
          </table:table-cell>
          <table:table-cell office:value-type="float" office:value="157.308" calcext:value-type="float">
            <text:p>157,308</text:p>
          </table:table-cell>
          <table:table-cell table:number-columns-repeated="2"/>
          <table:table-cell office:value-type="string" calcext:value-type="string">
            <text:p>44.5518</text:p>
          </table:table-cell>
          <table:table-cell/>
          <table:table-cell office:value-type="string" calcext:value-type="string">
            <text:p>DESV %: 0.310851</text:p>
          </table:table-cell>
          <table:table-cell table:number-columns-repeated="983"/>
        </table:table-row>
        <table:table-row table:style-name="ro2">
          <table:table-cell table:style-name="ce1"/>
          <table:table-cell table:number-columns-repeated="23"/>
          <table:table-cell office:value-type="float" office:value="49.9128" calcext:value-type="float">
            <text:p>49,9128</text:p>
          </table:table-cell>
          <table:table-cell office:value-type="float" office:value="52.82" calcext:value-type="float">
            <text:p>52,82</text:p>
          </table:table-cell>
          <table:table-cell office:value-type="float" office:value="52.1357" calcext:value-type="float">
            <text:p>52,1357</text:p>
          </table:table-cell>
          <table:table-cell office:value-type="float" office:value="52.2286" calcext:value-type="float">
            <text:p>52,2286</text:p>
          </table:table-cell>
          <table:table-cell office:value-type="float" office:value="89.4089" calcext:value-type="float">
            <text:p>89,4089</text:p>
          </table:table-cell>
          <table:table-cell office:value-type="float" office:value="94.2865" calcext:value-type="float">
            <text:p>94,2865</text:p>
          </table:table-cell>
          <table:table-cell office:value-type="float" office:value="89.092" calcext:value-type="float">
            <text:p>89,092</text:p>
          </table:table-cell>
          <table:table-cell office:value-type="float" office:value="89.2276" calcext:value-type="float">
            <text:p>89,2276</text:p>
          </table:table-cell>
          <table:table-cell office:value-type="float" office:value="168.537" calcext:value-type="float">
            <text:p>168,537</text:p>
          </table:table-cell>
          <table:table-cell office:value-type="float" office:value="179.183" calcext:value-type="float">
            <text:p>179,183</text:p>
          </table:table-cell>
          <table:table-cell office:value-type="float" office:value="167.118" calcext:value-type="float">
            <text:p>167,118</text:p>
          </table:table-cell>
          <table:table-cell office:value-type="float" office:value="168.498" calcext:value-type="float">
            <text:p>168,498</text:p>
          </table:table-cell>
          <table:table-cell table:number-columns-repeated="2"/>
          <table:table-cell office:value-type="string" calcext:value-type="string">
            <text:p>50.7464</text:p>
          </table:table-cell>
          <table:table-cell/>
          <table:table-cell office:value-type="string" calcext:value-type="string">
            <text:p>DESV %: 0.446194</text:p>
          </table:table-cell>
          <table:table-cell table:number-columns-repeated="983"/>
        </table:table-row>
        <table:table-row table:style-name="ro2">
          <table:table-cell table:style-name="ce1"/>
          <table:table-cell table:number-columns-repeated="27"/>
          <table:table-cell office:value-type="float" office:value="108.228" calcext:value-type="float">
            <text:p>108,228</text:p>
          </table:table-cell>
          <table:table-cell office:value-type="float" office:value="125.575" calcext:value-type="float">
            <text:p>125,575</text:p>
          </table:table-cell>
          <table:table-cell office:value-type="float" office:value="140.496" calcext:value-type="float">
            <text:p>140,496</text:p>
          </table:table-cell>
          <table:table-cell office:value-type="float" office:value="148.446" calcext:value-type="float">
            <text:p>148,446</text:p>
          </table:table-cell>
          <table:table-cell table:number-columns-repeated="992"/>
        </table:table-row>
        <table:table-row table:style-name="ro2">
          <table:table-cell table:style-name="ce1"/>
          <table:table-cell table:number-columns-repeated="30"/>
          <table:table-cell office:value-type="string" calcext:value-type="string">
            <text:p><text:s/></text:p>
          </table:table-cell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 table:number-columns-repeated="986"/>
        </table:table-row>
        <table:table-row table:style-name="ro2" table:number-rows-repeated="28">
          <table:table-cell table:style-name="ce1"/>
          <table:table-cell table:number-columns-repeated="1023"/>
        </table:table-row>
        <table:table-row table:style-name="ro2">
          <table:table-cell table:style-name="ce1"/>
          <table:table-cell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2" table:number-rows-repeated="2">
          <table:table-cell table:style-name="ce1"/>
          <table:table-cell table:number-columns-repeated="1023"/>
        </table:table-row>
        <table:table-row table:style-name="ro2">
          <table:table-cell table:style-name="ce1"/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2" table:number-rows-repeated="4">
          <table:table-cell table:style-name="ce1"/>
          <table:table-cell table:number-columns-repeated="1023"/>
        </table:table-row>
        <table:table-row table:style-name="ro2">
          <table:table-cell table:style-name="ce1"/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2" table:number-rows-repeated="3">
          <table:table-cell table:style-name="ce1"/>
          <table:table-cell table:number-columns-repeated="1023"/>
        </table:table-row>
        <table:table-row table:style-name="ro2"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2">
          <table:table-cell table:style-name="ce1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2" table:number-rows-repeated="9">
          <table:table-cell table:style-name="ce1"/>
          <table:table-cell table:number-columns-repeated="1023"/>
        </table:table-row>
        <table:table-row table:style-name="ro2">
          <table:table-cell table:style-name="ce1"/>
          <table:table-cell table:number-columns-repeated="16"/>
          <table:table-cell office:value-type="string" calcext:value-type="string">
            <text:p><text:s/></text:p>
          </table:table-cell>
          <table:table-cell table:number-columns-repeated="1006"/>
        </table:table-row>
        <table:table-row table:style-name="ro2" table:number-rows-repeated="2">
          <table:table-cell table:style-name="ce1"/>
          <table:table-cell table:number-columns-repeated="1023"/>
        </table:table-row>
        <table:table-row table:style-name="ro2">
          <table:table-cell table:style-name="ce1"/>
          <table:table-cell table:number-columns-repeated="29"/>
          <table:table-cell office:value-type="string" calcext:value-type="string">
            <text:p><text:s/></text:p>
          </table:table-cell>
          <table:table-cell table:number-columns-repeated="993"/>
        </table:table-row>
        <table:table-row table:style-name="ro2" table:number-rows-repeated="2">
          <table:table-cell table:style-name="ce1"/>
          <table:table-cell table:number-columns-repeated="1023"/>
        </table:table-row>
        <table:table-row table:style-name="ro2">
          <table:table-cell table:style-name="ce1"/>
          <table:table-cell table:number-columns-repeated="15"/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2" table:number-rows-repeated="3">
          <table:table-cell table:style-name="ce1"/>
          <table:table-cell table:number-columns-repeated="1023"/>
        </table:table-row>
        <table:table-row table:style-name="ro2">
          <table:table-cell table:style-name="ce1"/>
          <table:table-cell table:number-columns-repeated="24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996"/>
        </table:table-row>
        <table:table-row table:style-name="ro2" table:number-rows-repeated="2">
          <table:table-cell table:style-name="ce1"/>
          <table:table-cell table:number-columns-repeated="1023"/>
        </table:table-row>
        <table:table-row table:style-name="ro2">
          <table:table-cell table:style-name="ce1"/>
          <table:table-cell table:number-columns-repeated="31"/>
          <table:table-cell office:value-type="string" calcext:value-type="string">
            <text:p><text:s/></text:p>
          </table:table-cell>
          <table:table-cell table:number-columns-repeated="991"/>
        </table:table-row>
        <table:table-row table:style-name="ro2" table:number-rows-repeated="78">
          <table:table-cell table:style-name="ce1"/>
          <table:table-cell table:number-columns-repeated="1023"/>
        </table:table-row>
        <table:table-row table:style-name="ro3" table:number-rows-repeated="1048351">
          <table:table-cell table:number-columns-repeated="1024"/>
        </table:table-row>
        <table:table-row table:style-name="ro4" table:number-rows-repeated="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10:32:55.3603981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7-19T13:24:07.729420571</dc:date>
    <meta:editing-duration>PT6H7M16S</meta:editing-duration>
    <meta:editing-cycles>10</meta:editing-cycles>
    <meta:document-statistic meta:table-count="1" meta:cell-count="959" meta:object-count="0"/>
  </office:meta>
</office:document-meta>
</file>